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0000000046C0000043F3D972942.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png" manifest:full-path="Pictures/10000000000001560000015B55FBF596.png"/>
  <manifest:file-entry manifest:media-type="image/png" manifest:full-path="Pictures/10000000000001010000039825B41DB5.png"/>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png" manifest:full-path="Pictures/10000000000001450000012C471CFC91.png"/>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png" manifest:full-path="Pictures/10000000000004720000029F8AAD046D.png"/>
  <manifest:file-entry manifest:media-type="image/gif" manifest:full-path="Pictures/10000000000001FC00000273773F10AA.gif"/>
  <manifest:file-entry manifest:media-type="image/png" manifest:full-path="Pictures/10000000000005090000047963984BE0.png"/>
  <manifest:file-entry manifest:media-type="image/png" manifest:full-path="Pictures/10000000000001F4000001F453075F97.png"/>
  <manifest:file-entry manifest:media-type="image/png" manifest:full-path="Pictures/100000000000050A000004727E8600AA.png"/>
  <manifest:file-entry manifest:media-type="image/png" manifest:full-path="Pictures/10000000000004D8000002DF2425615B.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0000000046B000002A05006BB5C.png"/>
  <manifest:file-entry manifest:media-type="image/png" manifest:full-path="Pictures/10000201000001FE00000274690990A7.png"/>
  <manifest:file-entry manifest:media-type="image/png" manifest:full-path="Pictures/10000000000002D30000029FAB386B34.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0000000047000000474683B5C58.png"/>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000000004720000046F823EB137.png"/>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317271" style:font-weight-asian="bold" style:font-weight-complex="bold"/>
    </style:style>
    <style:style style:name="P10" style:family="paragraph" style:parent-style-name="Text_20_body">
      <style:text-properties fo:font-weight="bold" officeooo:rsid="002f022f" officeooo:paragraph-rsid="00317271" style:font-weight-asian="bold" style:font-weight-complex="bol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ourier 10 Pitch1"/>
    </style:style>
    <style:style style:name="P13" style:family="paragraph" style:parent-style-name="Text_20_body">
      <style:text-properties style:font-name="Courier 10 Pitch1" fo:font-size="11pt" style:font-size-asian="11pt" style:font-size-complex="11pt"/>
    </style:style>
    <style:style style:name="P14" style:family="paragraph" style:parent-style-name="Text_20_body">
      <style:text-properties style:font-name="Courier 10 Pitch1" fo:font-size="10.5pt" style:font-size-asian="10.5pt" style:font-size-complex="10.5pt"/>
    </style:style>
    <style:style style:name="P15" style:family="paragraph" style:parent-style-name="Text_20_body">
      <style:text-properties style:font-name="Courier 10 Pitch1" fo:font-size="10.5pt" officeooo:rsid="0001e6ce" style:font-size-asian="10.5pt" style:font-size-complex="10.5pt"/>
    </style:style>
    <style:style style:name="P16" style:family="paragraph" style:parent-style-name="Text_20_body">
      <style:text-properties style:font-name="Nimbus Roman No9 L"/>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fo:font-weight="bold" style:font-size-asian="10.5pt" style:font-weight-asian="bold" style:font-size-complex="12pt" style:font-weight-complex="bold"/>
    </style:style>
    <style:style style:name="P19" style:family="paragraph" style:parent-style-name="Text_20_body">
      <style:text-properties fo:font-size="12pt" fo:font-weight="normal" style:font-size-asian="10.5pt" style:font-weight-asian="normal" style:font-size-complex="12pt" style:font-weight-complex="normal"/>
    </style:style>
    <style:style style:name="P20" style:family="paragraph" style:parent-style-name="Text_20_body">
      <style:text-properties fo:font-size="32pt" style:font-size-asian="32pt" style:font-size-complex="32pt"/>
    </style:style>
    <style:style style:name="P21" style:family="paragraph" style:parent-style-name="Text_20_body">
      <style:text-properties fo:font-size="32pt" officeooo:rsid="001e582d" officeooo:paragraph-rsid="0046ad36" style:font-size-asian="32pt" style:font-size-complex="32pt"/>
    </style:style>
    <style:style style:name="P22" style:family="paragraph" style:parent-style-name="Text_20_body">
      <style:text-properties officeooo:paragraph-rsid="00077961"/>
    </style:style>
    <style:style style:name="P23" style:family="paragraph" style:parent-style-name="Text_20_body">
      <style:text-properties officeooo:paragraph-rsid="0009d63f"/>
    </style:style>
    <style:style style:name="P24" style:family="paragraph" style:parent-style-name="Text_20_body">
      <style:text-properties officeooo:paragraph-rsid="001202c3"/>
    </style:style>
    <style:style style:name="P25" style:family="paragraph" style:parent-style-name="Text_20_body">
      <style:text-properties officeooo:paragraph-rsid="0016b85c"/>
    </style:style>
    <style:style style:name="P26" style:family="paragraph" style:parent-style-name="Text_20_body">
      <style:text-properties officeooo:paragraph-rsid="001a1f3a"/>
    </style:style>
    <style:style style:name="P27" style:family="paragraph" style:parent-style-name="Text_20_body">
      <style:text-properties officeooo:paragraph-rsid="001bf338"/>
    </style:style>
    <style:style style:name="P28" style:family="paragraph" style:parent-style-name="Text_20_body">
      <style:text-properties officeooo:paragraph-rsid="001e582d"/>
    </style:style>
    <style:style style:name="P29" style:family="paragraph" style:parent-style-name="Text_20_body">
      <style:text-properties officeooo:rsid="000749e0" officeooo:paragraph-rsid="00077961"/>
    </style:style>
    <style:style style:name="P30" style:family="paragraph" style:parent-style-name="Text_20_body">
      <style:text-properties officeooo:rsid="000d5f26" officeooo:paragraph-rsid="000d5f26"/>
    </style:style>
    <style:style style:name="P31" style:family="paragraph" style:parent-style-name="Text_20_body">
      <style:text-properties officeooo:rsid="0019c610" officeooo:paragraph-rsid="0019c610"/>
    </style:style>
    <style:style style:name="P32" style:family="paragraph" style:parent-style-name="Text_20_body">
      <style:text-properties officeooo:rsid="001a1f3a" officeooo:paragraph-rsid="001a1f3a"/>
    </style:style>
    <style:style style:name="P33" style:family="paragraph" style:parent-style-name="Text_20_body">
      <style:text-properties officeooo:rsid="001a1f3a" officeooo:paragraph-rsid="0019c610"/>
    </style:style>
    <style:style style:name="P34" style:family="paragraph" style:parent-style-name="Text_20_body">
      <style:text-properties officeooo:rsid="001a2d3a" officeooo:paragraph-rsid="001a2d3a"/>
    </style:style>
    <style:style style:name="P35" style:family="paragraph" style:parent-style-name="Text_20_body">
      <style:text-properties officeooo:rsid="001a2d3a" officeooo:paragraph-rsid="002bc22e"/>
    </style:style>
    <style:style style:name="P36" style:family="paragraph" style:parent-style-name="Text_20_body">
      <style:text-properties officeooo:rsid="001c86f1" officeooo:paragraph-rsid="001bf338"/>
    </style:style>
    <style:style style:name="P37" style:family="paragraph" style:parent-style-name="Text_20_body">
      <style:text-properties officeooo:rsid="001e582d" officeooo:paragraph-rsid="001e582d"/>
    </style:style>
    <style:style style:name="P38" style:family="paragraph" style:parent-style-name="Text_20_body">
      <style:text-properties officeooo:rsid="001e582d" officeooo:paragraph-rsid="002736a6"/>
    </style:style>
    <style:style style:name="P39" style:family="paragraph" style:parent-style-name="Text_20_body">
      <style:text-properties officeooo:rsid="001e582d" officeooo:paragraph-rsid="002d4b7b"/>
    </style:style>
    <style:style style:name="P40" style:family="paragraph" style:parent-style-name="Text_20_body">
      <style:text-properties officeooo:paragraph-rsid="002f022f"/>
    </style:style>
    <style:style style:name="P41" style:family="paragraph" style:parent-style-name="Text_20_body">
      <style:text-properties officeooo:rsid="0014c70a"/>
    </style:style>
    <style:style style:name="P42" style:family="paragraph" style:parent-style-name="Text_20_body">
      <style:text-properties officeooo:rsid="0014c70a" officeooo:paragraph-rsid="002f022f"/>
    </style:style>
    <style:style style:name="P43" style:family="paragraph" style:parent-style-name="Text_20_body">
      <style:text-properties officeooo:paragraph-rsid="0046ad36"/>
    </style:style>
    <style:style style:name="P44" style:family="paragraph" style:parent-style-name="Text_20_body">
      <style:text-properties officeooo:rsid="002f022f" officeooo:paragraph-rsid="002f022f"/>
    </style:style>
    <style:style style:name="P45" style:family="paragraph" style:parent-style-name="Text_20_body">
      <style:text-properties officeooo:rsid="002aa584" officeooo:paragraph-rsid="002aa584"/>
    </style:style>
    <style:style style:name="P46" style:family="paragraph" style:parent-style-name="Text_20_body">
      <style:text-properties officeooo:rsid="002d4b7b" officeooo:paragraph-rsid="002d4b7b"/>
    </style:style>
    <style:style style:name="P47" style:family="paragraph" style:parent-style-name="Table_20_Heading">
      <style:text-properties fo:font-style="normal" fo:font-weight="normal" style:font-style-asian="normal" style:font-weight-asian="normal" style:font-style-complex="normal" style:font-weight-complex="normal"/>
    </style:style>
    <style:style style:name="P48" style:family="paragraph" style:parent-style-name="Table_20_Contents">
      <style:paragraph-properties fo:text-align="center" style:justify-single-word="false"/>
    </style:style>
    <style:style style:name="P49" style:family="paragraph" style:parent-style-name="Code">
      <style:text-properties style:font-name="Nimbus Roman No9 L" fo:font-weight="bold" style:font-weight-asian="bold" style:font-weight-complex="bold"/>
    </style:style>
    <style:style style:name="P50" style:family="paragraph" style:parent-style-name="Code">
      <style:text-properties style:font-name="Courier 10 Pitch1" fo:font-size="10pt" style:font-size-asian="10pt" style:font-size-complex="10pt"/>
    </style:style>
    <style:style style:name="P51" style:family="paragraph" style:parent-style-name="Code">
      <style:text-properties fo:font-size="9pt" style:font-size-asian="9pt" style:font-size-complex="9pt"/>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P56" style:family="paragraph" style:parent-style-name="Contents_20_5">
      <style:paragraph-properties>
        <style:tab-stops>
          <style:tab-stop style:position="15.002cm" style:type="right" style:leader-style="dotted" style:leader-text="."/>
        </style:tab-stops>
      </style:paragraph-properties>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3">
      <style:paragraph-properties fo:margin-top="0cm" fo:margin-bottom="0cm"/>
    </style:style>
    <style:style style:name="P64" style:family="paragraph" style:parent-style-name="Heading_20_1">
      <style:paragraph-properties fo:break-before="page"/>
    </style:style>
    <style:style style:name="P65" style:family="paragraph" style:parent-style-name="Heading_20_3">
      <style:text-properties officeooo:rsid="0009d63f"/>
    </style:style>
    <style:style style:name="P66" style:family="paragraph" style:parent-style-name="Heading_20_3">
      <style:paragraph-properties fo:break-before="page"/>
    </style:style>
    <style:style style:name="P67" style:family="paragraph" style:parent-style-name="Heading_20_2">
      <style:text-properties fo:font-size="32pt" style:font-size-asian="32pt" style:font-size-complex="32pt"/>
    </style:style>
    <style:style style:name="P68" style:family="paragraph" style:parent-style-name="Heading_20_2">
      <style:text-properties fo:font-size="32pt" officeooo:rsid="000393c5" style:font-size-asian="32pt" style:font-size-complex="32pt"/>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fo:font-size="32pt" style:font-size-asian="32pt" style:font-size-complex="32pt"/>
    </style:style>
    <style:style style:name="P71" style:family="paragraph" style:parent-style-name="Heading_20_4">
      <style:text-properties officeooo:rsid="0014c70a"/>
    </style:style>
    <style:style style:name="P72" style:family="paragraph" style:parent-style-name="Heading_20_5">
      <style:text-properties style:font-name="Nimbus Roman No9 L"/>
    </style:style>
    <style:style style:name="P73"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fo:font-weight="normal" officeooo:rsid="0024a043" style:font-style-asian="italic" style:font-weight-asian="normal" style:font-style-complex="italic" style:font-weight-complex="normal"/>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0pt" fo:font-style="normal" style:font-size-asian="10pt" style:font-style-asian="normal" style:font-size-complex="10pt" style:font-style-complex="normal"/>
    </style:style>
    <style:style style:name="T11" style:family="text">
      <style:text-properties style:font-name="Courier 10 Pitch1" officeooo:rsid="001651f7"/>
    </style:style>
    <style:style style:name="T12" style:family="text">
      <style:text-properties style:font-name="Courier 10 Pitch1" officeooo:rsid="004dc0d5"/>
    </style:style>
    <style:style style:name="T13" style:family="text">
      <style:text-properties style:font-name="Nimbus Roman No9 L"/>
    </style:style>
    <style:style style:name="T14" style:family="text">
      <style:text-properties style:font-name="Nimbus Roman No9 L" fo:font-style="normal" style:font-style-asian="normal" style:font-style-complex="normal"/>
    </style:style>
    <style:style style:name="T15" style:family="text">
      <style:text-properties style:font-name="Nimbus Roman No9 L" fo:font-style="normal" officeooo:rsid="004dc0d5" style:font-style-asian="normal" style:font-style-complex="normal"/>
    </style:style>
    <style:style style:name="T16" style:family="text">
      <style:text-properties style:font-name="Nimbus Roman No9 L" fo:font-style="italic" style:font-style-asian="italic" style:font-style-complex="italic"/>
    </style:style>
    <style:style style:name="T17" style:family="text">
      <style:text-properties fo:font-size="12pt" style:font-size-asian="12pt" style:font-size-complex="12pt"/>
    </style:style>
    <style:style style:name="T18" style:family="text">
      <style:text-properties fo:font-size="12pt" officeooo:rsid="00056248" style:font-size-asian="12pt" style:font-size-complex="12pt"/>
    </style:style>
    <style:style style:name="T19" style:family="text">
      <style:text-properties fo:font-size="12pt" officeooo:rsid="000749e0" style:font-size-asian="12pt" style:font-size-complex="12pt"/>
    </style:style>
    <style:style style:name="T20" style:family="text">
      <style:text-properties fo:font-size="12pt" officeooo:rsid="000d5f26" style:font-size-asian="12pt" style:font-size-complex="12pt"/>
    </style:style>
    <style:style style:name="T21" style:family="text">
      <style:text-properties fo:font-size="12pt" officeooo:rsid="0020da4e" style:font-size-asian="12pt" style:font-size-complex="12pt"/>
    </style:style>
    <style:style style:name="T22" style:family="text">
      <style:text-properties officeooo:rsid="000cbae6"/>
    </style:style>
    <style:style style:name="T23" style:family="text">
      <style:text-properties officeooo:rsid="000ea786"/>
    </style:style>
    <style:style style:name="T24" style:family="text">
      <style:text-properties officeooo:rsid="000fb0dd"/>
    </style:style>
    <style:style style:name="T25" style:family="text">
      <style:text-properties officeooo:rsid="000cf311"/>
    </style:style>
    <style:style style:name="T26" style:family="text">
      <style:text-properties officeooo:rsid="000ed07a"/>
    </style:style>
    <style:style style:name="T27" style:family="text">
      <style:text-properties officeooo:rsid="0012d294"/>
    </style:style>
    <style:style style:name="T28" style:family="text">
      <style:text-properties officeooo:rsid="000f711a"/>
    </style:style>
    <style:style style:name="T29" style:family="text">
      <style:text-properties officeooo:rsid="00110974"/>
    </style:style>
    <style:style style:name="T30" style:family="text">
      <style:text-properties officeooo:rsid="0011317f"/>
    </style:style>
    <style:style style:name="T31" style:family="text">
      <style:text-properties officeooo:rsid="00113e73"/>
    </style:style>
    <style:style style:name="T32" style:family="text">
      <style:text-properties fo:font-weight="normal" officeooo:rsid="00113e73" style:font-weight-asian="normal" style:font-weight-complex="normal"/>
    </style:style>
    <style:style style:name="T33" style:family="text">
      <style:text-properties officeooo:rsid="001651f7"/>
    </style:style>
    <style:style style:name="T34" style:family="text">
      <style:text-properties officeooo:rsid="00171767"/>
    </style:style>
    <style:style style:name="T35" style:family="text">
      <style:text-properties officeooo:rsid="0017d6da"/>
    </style:style>
    <style:style style:name="T36" style:family="text">
      <style:text-properties officeooo:rsid="0017ee90"/>
    </style:style>
    <style:style style:name="T37" style:family="text">
      <style:text-properties officeooo:rsid="0019e5db"/>
    </style:style>
    <style:style style:name="T38" style:family="text">
      <style:text-properties officeooo:rsid="001b5e0d"/>
    </style:style>
    <style:style style:name="T39" style:family="text">
      <style:text-properties officeooo:rsid="001cb8bd"/>
    </style:style>
    <style:style style:name="T40" style:family="text">
      <style:text-properties officeooo:rsid="001e4c7f"/>
    </style:style>
    <style:style style:name="T41" style:family="text">
      <style:text-properties officeooo:rsid="001f76aa"/>
    </style:style>
    <style:style style:name="T42" style:family="text">
      <style:text-properties officeooo:rsid="0022b1dd"/>
    </style:style>
    <style:style style:name="T43" style:family="text">
      <style:text-properties officeooo:rsid="0024a043"/>
    </style:style>
    <style:style style:name="T44" style:family="text">
      <style:text-properties officeooo:rsid="0024abee"/>
    </style:style>
    <style:style style:name="T45" style:family="text">
      <style:text-properties officeooo:rsid="0025f0f4"/>
    </style:style>
    <style:style style:name="T46" style:family="text">
      <style:text-properties officeooo:rsid="00017d76"/>
    </style:style>
    <style:style style:name="T47" style:family="text">
      <style:text-properties officeooo:rsid="0001e6ce"/>
    </style:style>
    <style:style style:name="T48" style:family="text">
      <style:text-properties officeooo:rsid="000749e0"/>
    </style:style>
    <style:style style:name="T49" style:family="text">
      <style:text-properties officeooo:rsid="0009d63f"/>
    </style:style>
    <style:style style:name="T50" style:family="text">
      <style:text-properties fo:font-weight="bold" officeooo:rsid="0009d63f" style:font-weight-asian="bold" style:font-weight-complex="bold"/>
    </style:style>
    <style:style style:name="T51" style:family="text">
      <style:text-properties officeooo:rsid="000a5277"/>
    </style:style>
    <style:style style:name="T52" style:family="text">
      <style:text-properties officeooo:rsid="000acb4b"/>
    </style:style>
    <style:style style:name="T53" style:family="text">
      <style:text-properties officeooo:rsid="000b9266"/>
    </style:style>
    <style:style style:name="T54" style:family="text">
      <style:text-properties officeooo:rsid="000cf7d4"/>
    </style:style>
    <style:style style:name="T55" style:family="text">
      <style:text-properties officeooo:rsid="000d5f26"/>
    </style:style>
    <style:style style:name="T56" style:family="text">
      <style:text-properties officeooo:rsid="000e1d4d"/>
    </style:style>
    <style:style style:name="T57" style:family="text">
      <style:text-properties officeooo:rsid="00113016"/>
    </style:style>
    <style:style style:name="T58" style:family="text">
      <style:text-properties officeooo:rsid="0011f6f8"/>
    </style:style>
    <style:style style:name="T59" style:family="text">
      <style:text-properties officeooo:rsid="001202c3"/>
    </style:style>
    <style:style style:name="T60" style:family="text">
      <style:text-properties officeooo:rsid="0012e8fd"/>
    </style:style>
    <style:style style:name="T61" style:family="text">
      <style:text-properties officeooo:rsid="001438ee"/>
    </style:style>
    <style:style style:name="T62" style:family="text">
      <style:text-properties officeooo:rsid="0014c70a"/>
    </style:style>
    <style:style style:name="T63" style:family="text">
      <style:text-properties officeooo:rsid="0016b85c"/>
    </style:style>
    <style:style style:name="T64" style:family="text">
      <style:text-properties officeooo:rsid="0017cbcb"/>
    </style:style>
    <style:style style:name="T65" style:family="text">
      <style:text-properties officeooo:rsid="0019c610"/>
    </style:style>
    <style:style style:name="T66" style:family="text">
      <style:text-properties officeooo:rsid="001a1f3a"/>
    </style:style>
    <style:style style:name="T67" style:family="text">
      <style:text-properties officeooo:rsid="001a2d3a"/>
    </style:style>
    <style:style style:name="T68" style:family="text">
      <style:text-properties officeooo:rsid="001bf338"/>
    </style:style>
    <style:style style:name="T69" style:family="text">
      <style:text-properties officeooo:rsid="001c86f1"/>
    </style:style>
    <style:style style:name="T70" style:family="text">
      <style:text-properties officeooo:rsid="001e582d"/>
    </style:style>
    <style:style style:name="T71" style:family="text">
      <style:text-properties officeooo:rsid="001fcb29"/>
    </style:style>
    <style:style style:name="T72" style:family="text">
      <style:text-properties officeooo:rsid="0022d39c"/>
    </style:style>
    <style:style style:name="T73" style:family="text">
      <style:text-properties officeooo:rsid="00236cfc"/>
    </style:style>
    <style:style style:name="T74" style:family="text">
      <style:text-properties officeooo:rsid="00258182"/>
    </style:style>
    <style:style style:name="T75" style:family="text">
      <style:text-properties officeooo:rsid="00264852"/>
    </style:style>
    <style:style style:name="T76" style:family="text">
      <style:text-properties officeooo:rsid="002736a6"/>
    </style:style>
    <style:style style:name="T77" style:family="text">
      <style:text-properties officeooo:rsid="0028b667"/>
    </style:style>
    <style:style style:name="T78" style:family="text">
      <style:text-properties officeooo:rsid="002aa584"/>
    </style:style>
    <style:style style:name="T79" style:family="text">
      <style:text-properties officeooo:rsid="002bc22e"/>
    </style:style>
    <style:style style:name="T80" style:family="text">
      <style:text-properties officeooo:rsid="002d4b7b"/>
    </style:style>
    <style:style style:name="T81" style:family="text">
      <style:text-properties officeooo:rsid="002d7ae2"/>
    </style:style>
    <style:style style:name="T82" style:family="text">
      <style:text-properties officeooo:rsid="002e584d"/>
    </style:style>
    <style:style style:name="T83" style:family="text">
      <style:text-properties officeooo:rsid="002f022f"/>
    </style:style>
    <style:style style:name="T84" style:family="text">
      <style:text-properties officeooo:rsid="00300eff"/>
    </style:style>
    <style:style style:name="T85" style:family="text">
      <style:text-properties officeooo:rsid="0032fd47"/>
    </style:style>
    <style:style style:name="T86" style:family="text">
      <style:text-properties officeooo:rsid="00340c8f"/>
    </style:style>
    <style:style style:name="T87" style:family="text">
      <style:text-properties officeooo:rsid="0034bd4e"/>
    </style:style>
    <style:style style:name="T88" style:family="text">
      <style:text-properties officeooo:rsid="0035b83e"/>
    </style:style>
    <style:style style:name="T89" style:family="text">
      <style:text-properties officeooo:rsid="0037766b"/>
    </style:style>
    <style:style style:name="T90" style:family="text">
      <style:text-properties officeooo:rsid="0037aefe"/>
    </style:style>
    <style:style style:name="T91" style:family="text">
      <style:text-properties officeooo:rsid="0038d4f0"/>
    </style:style>
    <style:style style:name="T92" style:family="text">
      <style:text-properties officeooo:rsid="0038ec4f"/>
    </style:style>
    <style:style style:name="T93" style:family="text">
      <style:text-properties officeooo:rsid="0039d68f"/>
    </style:style>
    <style:style style:name="T94" style:family="text">
      <style:text-properties officeooo:rsid="003ae561"/>
    </style:style>
    <style:style style:name="T95" style:family="text">
      <style:text-properties officeooo:rsid="003c09a7"/>
    </style:style>
    <style:style style:name="T96" style:family="text">
      <style:text-properties officeooo:rsid="003d76d9"/>
    </style:style>
    <style:style style:name="T97" style:family="text">
      <style:text-properties officeooo:rsid="003eac21"/>
    </style:style>
    <style:style style:name="T98" style:family="text">
      <style:text-properties officeooo:rsid="003f183d"/>
    </style:style>
    <style:style style:name="T99" style:family="text">
      <style:text-properties officeooo:rsid="00409b5e"/>
    </style:style>
    <style:style style:name="T100" style:family="text">
      <style:text-properties officeooo:rsid="004215f8"/>
    </style:style>
    <style:style style:name="T101" style:family="text">
      <style:text-properties officeooo:rsid="00428671"/>
    </style:style>
    <style:style style:name="T102" style:family="text">
      <style:text-properties officeooo:rsid="0043f023"/>
    </style:style>
    <style:style style:name="T103" style:family="text">
      <style:text-properties officeooo:rsid="0045ecd3"/>
    </style:style>
    <style:style style:name="T104" style:family="text">
      <style:text-properties officeooo:rsid="0046ad36"/>
    </style:style>
    <style:style style:name="T105" style:family="text">
      <style:text-properties officeooo:rsid="004a6497"/>
    </style:style>
    <style:style style:name="T106" style:family="text">
      <style:text-properties officeooo:rsid="004bfe4e"/>
    </style:style>
    <style:style style:name="T107" style:family="text">
      <style:text-properties officeooo:rsid="004dc0d5"/>
    </style:style>
    <style:style style:name="T108" style:family="text">
      <style:text-properties style:font-name="Courier 10 Pitch1" officeooo:rsid="004dc0d5"/>
    </style:style>
    <style:style style:name="T109" style:family="text">
      <style:text-properties style:font-name="Courier 10 Pitch1" fo:font-size="10pt" officeooo:rsid="004dc0d5"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text:span text:style-name="T47">2</text:span>-<text:span text:style-name="T47">03</text:span>-0<text:span text:style-name="T47">5</text:span></text:p>
      <text:p text:style-name="P2"/>
      <text:p text:style-name="P5"/>
      <text:p text:style-name="P3"/>
      <text:p text:style-name="P4"><text:tab/>Copyright <text:span text:style-name="T106">© 2005-2013 </text:span>SSAB <text:span text:style-name="T47">EMEA</text:span> 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About this Guide <text:tab/>8</text:p>
          <text:p text:style-name="P54">Introduction<text:tab/>9</text:p>
          <text:p text:style-name="P54">Overview<text:tab/>10</text:p>
          <text:p text:style-name="P52">Levels<text:tab/>10</text:p>
          <text:p text:style-name="P52">Configuration<text:tab/>10</text:p>
          <text:p text:style-name="P54">I/O System<text:tab/>11</text:p>
          <text:p text:style-name="P52">PSS9000<text:tab/>12</text:p>
          <text:p text:style-name="P53">Rack objekt<text:tab/>12</text:p>
          <text:p text:style-name="P55">Rack_SSAB<text:tab/>12</text:p>
          <text:p text:style-name="P56">Attributes<text:tab/>12</text:p>
          <text:p text:style-name="P56">Driver<text:tab/>12</text:p>
          <text:p text:style-name="P55">Ssab_RemoteRack<text:tab/>12</text:p>
          <text:p text:style-name="P56">Attributes<text:tab/>12</text:p>
          <text:p text:style-name="P53">Di card<text:tab/>13</text:p>
          <text:p text:style-name="P55">Ssab_BaseDiCard<text:tab/>13</text:p>
          <text:p text:style-name="P55">Ssab_DI32D<text:tab/>13</text:p>
          <text:p text:style-name="P53">Do cards<text:tab/>13</text:p>
          <text:p text:style-name="P55">Ssab_BaseDoCard<text:tab/>13</text:p>
          <text:p text:style-name="P55">Ssab_DO32KTS<text:tab/>14</text:p>
          <text:p text:style-name="P55">Ssab_DO32KTS_Stall<text:tab/>14</text:p>
          <text:p text:style-name="P53">Ai cards<text:tab/>14</text:p>
          <text:p text:style-name="P55">Ssab_BaseACard<text:tab/>14</text:p>
          <text:p text:style-name="P55">Ssab_AI8uP<text:tab/>14</text:p>
          <text:p text:style-name="P55">Ssab_AI16uP<text:tab/>15</text:p>
          <text:p text:style-name="P55">Ssab_AI32uP<text:tab/>15</text:p>
          <text:p text:style-name="P55">Ssab_AI16uP_Logger<text:tab/>15</text:p>
          <text:p text:style-name="P53">Ao cards<text:tab/>15</text:p>
          <text:p text:style-name="P55">Ssab_AO16uP<text:tab/>15</text:p>
          <text:p text:style-name="P55">Ssab_AO8uP<text:tab/>15</text:p>
          <text:p text:style-name="P55">Ssab_AO8uPL<text:tab/>15</text:p>
          <text:p text:style-name="P53">Co cards<text:tab/>15</text:p>
          <text:p text:style-name="P55">Ssab_CO4uP<text:tab/>15</text:p>
          <text:p text:style-name="P52">Profibus<text:tab/>17</text:p>
          <text:p text:style-name="P53">The profibus configuator<text:tab/>17</text:p>
          <text:p text:style-name="P55">Address<text:tab/>18</text:p>
          <text:p text:style-name="P55">SlaveGsdData<text:tab/>18</text:p>
          <text:p text:style-name="P55">UserPrmData<text:tab/>18</text:p>
          <text:p text:style-name="P55">Module<text:tab/>19</text:p>
          <text:p text:style-name="P53">Specify the data area<text:tab/>20</text:p>
          <text:p text:style-name="P55">Digital inputs<text:tab/>20</text:p>
          <text:p text:style-name="P55">Analog inputs<text:tab/>21</text:p>
          <text:p text:style-name="P55">Digital outputs<text:tab/>21</text:p>
          <text:p text:style-name="P55">Analog outputs<text:tab/>21</text:p>
          <text:p text:style-name="P55">Complex dataareas<text:tab/>21</text:p>
          <text:p text:style-name="P53">Driver<text:tab/>21</text:p>
          <text:p text:style-name="P53">Agent object<text:tab/>21</text:p>
          <text:p text:style-name="P55"><text:soft-page-break/>Pb_Profiboard<text:tab/>21</text:p>
          <text:p text:style-name="P53">Slave objects<text:tab/>21</text:p>
          <text:p text:style-name="P55">Pb_Dp_Slave<text:tab/>21</text:p>
          <text:p text:style-name="P55">ABB_ACS_Pb_Slave<text:tab/>22</text:p>
          <text:p text:style-name="P55">Siemens_ET200S_IM151<text:tab/>22</text:p>
          <text:p text:style-name="P55">Siemens ET200M_IM153<text:tab/>22</text:p>
          <text:p text:style-name="P53">Module objects<text:tab/>22</text:p>
          <text:p text:style-name="P55">Pb_Module<text:tab/>22</text:p>
          <text:p text:style-name="P55">ABB_ACS_PPO5<text:tab/>22</text:p>
          <text:p text:style-name="P55">Siemens_ET200S_Ai2<text:tab/>22</text:p>
          <text:p text:style-name="P55">Siemens_ET200S_Ao2<text:tab/>22</text:p>
          <text:p text:style-name="P55">Siemens_ET200M_Di4<text:tab/>22</text:p>
          <text:p text:style-name="P55">Siemens_ET200M_Di2<text:tab/>22</text:p>
          <text:p text:style-name="P55">Siemens_ET200M_Do4<text:tab/>22</text:p>
          <text:p text:style-name="P55">Siemens_ET200M_Do2<text:tab/>22</text:p>
          <text:p text:style-name="P52">Profinet<text:tab/>23</text:p>
          <text:p text:style-name="P53">The profinet configuator<text:tab/>23</text:p>
          <text:p text:style-name="P55">Network Settings<text:tab/>24</text:p>
          <text:p text:style-name="P56">DeviceName<text:tab/>24</text:p>
          <text:p text:style-name="P56">IP Address<text:tab/>24</text:p>
          <text:p text:style-name="P56">Subnet mask<text:tab/>24</text:p>
          <text:p text:style-name="P56">MAC Address<text:tab/>25</text:p>
          <text:p text:style-name="P56">SendClock<text:tab/>25</text:p>
          <text:p text:style-name="P56">ReductionRatio<text:tab/>25</text:p>
          <text:p text:style-name="P56">Phase<text:tab/>25</text:p>
          <text:p text:style-name="P55">ByteOrdering<text:tab/>25</text:p>
          <text:p text:style-name="P55">DeviceInfo<text:tab/>25</text:p>
          <text:p text:style-name="P55">Device<text:tab/>25</text:p>
          <text:p text:style-name="P55">DAP<text:tab/>25</text:p>
          <text:p text:style-name="P55">Slot1 - Slotx<text:tab/>25</text:p>
          <text:p text:style-name="P56">ModuleType<text:tab/>26</text:p>
          <text:p text:style-name="P56">ModuleClass<text:tab/>26</text:p>
          <text:p text:style-name="P56">ModuleInfo<text:tab/>26</text:p>
          <text:p text:style-name="P56">Subslot X<text:tab/>26</text:p>
          <text:p text:style-name="P53">Profinet viewer<text:tab/>27</text:p>
          <text:p text:style-name="P53">Agent object<text:tab/>28</text:p>
          <text:p text:style-name="P55">PnControllerSoftingPNAK<text:tab/>28</text:p>
          <text:p text:style-name="P53">Device objects<text:tab/>28</text:p>
          <text:p text:style-name="P55">PnDevice<text:tab/>28</text:p>
          <text:p text:style-name="P55">Siemens_ET200S_PnDevice<text:tab/>28</text:p>
          <text:p text:style-name="P55">Siemens_ET200M_PnDevice<text:tab/>28</text:p>
          <text:p text:style-name="P55">Sinamics_G120_PnDevice<text:tab/>28</text:p>
          <text:p text:style-name="P55">ABB_ACS_PnDevice<text:tab/>28</text:p>
          <text:p text:style-name="P53">Module objects<text:tab/>28</text:p>
          <text:p text:style-name="P55">PnModule<text:tab/>28</text:p>
          <text:p text:style-name="P55">BaseFcPPO3PnModule<text:tab/>28</text:p>
          <text:p text:style-name="P55">Sinamics_Tgm1_PnModule<text:tab/>28</text:p>
          <text:p text:style-name="P55">Siemens_Ai2_PnModule<text:tab/>29</text:p>
          <text:p text:style-name="P55">Siemens_Ao2_PnModule<text:tab/>29</text:p>
          <text:p text:style-name="P55">Siemens_Di4_PnModule<text:tab/>29</text:p>
          <text:p text:style-name="P55"><text:soft-page-break/>Siemens_Di2_PnModule<text:tab/>29</text:p>
          <text:p text:style-name="P55">Siemens_Do4_PnModule<text:tab/>29</text:p>
          <text:p text:style-name="P55">Siemens_Do2_PnModule<text:tab/>29</text:p>
          <text:p text:style-name="P55">Siemens_Do32_PnModule<text:tab/>29</text:p>
          <text:p text:style-name="P55">Siemens_D16_PnModule<text:tab/>29</text:p>
          <text:p text:style-name="P55">Siemens_Do8_PnModule<text:tab/>29</text:p>
          <text:p text:style-name="P55">Siemens_Di32_PnModule<text:tab/>29</text:p>
          <text:p text:style-name="P55">Siemens_Di16_PnModule<text:tab/>29</text:p>
          <text:p text:style-name="P55">Siemens_Di8_PnModule<text:tab/>29</text:p>
          <text:p text:style-name="P55">Siemens_Dx16_PnModule<text:tab/>29</text:p>
          <text:p text:style-name="P55">Siemens_Ai8_PnModule<text:tab/>30</text:p>
          <text:p text:style-name="P55">Siemens_Ao8_PnModule<text:tab/>30</text:p>
          <text:p text:style-name="P55">Siemens_Ai4_PnModule<text:tab/>30</text:p>
          <text:p text:style-name="P55">Siemens_Ao4_PnModule<text:tab/>30</text:p>
          <text:p text:style-name="P52">Ethernet Powerlink<text:tab/>31</text:p>
          <text:p text:style-name="P53">What Powerlink does<text:tab/>31</text:p>
          <text:p text:style-name="P53">Main features<text:tab/>31</text:p>
          <text:p text:style-name="P53">Powelink facts<text:tab/>31</text:p>
          <text:p text:style-name="P53">Proview as a MN<text:tab/>32</text:p>
          <text:p text:style-name="P55">openCONFIGURATOR (CDC-file)<text:tab/>33</text:p>
          <text:p text:style-name="P52">Modbus TCP Client<text:tab/>41</text:p>
          <text:p text:style-name="P53">Configuration of a device<text:tab/>41</text:p>
          <text:p text:style-name="P55">Master<text:tab/>41</text:p>
          <text:p text:style-name="P55">Slaves<text:tab/>41</text:p>
          <text:p text:style-name="P55">Modules<text:tab/>42</text:p>
          <text:p text:style-name="P53">Specify the data area<text:tab/>43</text:p>
          <text:p text:style-name="P55">Example<text:tab/>43</text:p>
          <text:p text:style-name="P53">Master object<text:tab/>46</text:p>
          <text:p text:style-name="P55">Modbus_Master<text:tab/>46</text:p>
          <text:p text:style-name="P53">Slave objects<text:tab/>46</text:p>
          <text:p text:style-name="P55">Modbus_TCP_Slave<text:tab/>46</text:p>
          <text:p text:style-name="P53">Module objects<text:tab/>47</text:p>
          <text:p text:style-name="P55">Modbus_Module<text:tab/>47</text:p>
          <text:p text:style-name="P52">Modbus TCP Server<text:tab/>48</text:p>
          <text:p text:style-name="P53">Data areas<text:tab/>48</text:p>
          <text:p text:style-name="P53">Unit id<text:tab/>48</text:p>
          <text:p text:style-name="P53">Port<text:tab/>48</text:p>
          <text:p text:style-name="P52">Hilscher cifX<text:tab/>51</text:p>
          <text:p text:style-name="P53">SYCON.net configuration<text:tab/>51</text:p>
          <text:p text:style-name="P53">cifX driver configuration<text:tab/>52</text:p>
          <text:p text:style-name="P53">Proview configuration<text:tab/>52</text:p>
          <text:p text:style-name="P52">MotionControl USB I/O<text:tab/>55</text:p>
          <text:p text:style-name="P53">Driver<text:tab/>55</text:p>
          <text:p text:style-name="P53">Rack object<text:tab/>55</text:p>
          <text:p text:style-name="P55">MotonControl_USB<text:tab/>55</text:p>
          <text:p text:style-name="P53">Card object<text:tab/>56</text:p>
          <text:p text:style-name="P55">MotionControl_USBIO<text:tab/>56</text:p>
          <text:p text:style-name="P53">Channels<text:tab/>56</text:p>
          <text:p text:style-name="P55">Ai configuration<text:tab/>56</text:p>
          <text:p text:style-name="P55">Ao configuration<text:tab/>57</text:p>
          <text:p text:style-name="P53"><text:soft-page-break/>Link file<text:tab/>57</text:p>
          <text:p text:style-name="P52">Velleman K8055<text:tab/>58</text:p>
          <text:p text:style-name="P53">Agent object<text:tab/>58</text:p>
          <text:p text:style-name="P55">USB_Agent<text:tab/>58</text:p>
          <text:p text:style-name="P53">Rack object<text:tab/>58</text:p>
          <text:p text:style-name="P55">Velleman_K8055<text:tab/>58</text:p>
          <text:p text:style-name="P53">Card object<text:tab/>59</text:p>
          <text:p text:style-name="P55">Velleman_K8055_Board<text:tab/>59</text:p>
          <text:p text:style-name="P53">Channels<text:tab/>59</text:p>
          <text:p text:style-name="P55">Ai configuration<text:tab/>59</text:p>
          <text:p text:style-name="P55">Ao configuration<text:tab/>59</text:p>
          <text:p text:style-name="P53">Link file<text:tab/>59</text:p>
          <text:p text:style-name="P52">Arduino Uno<text:tab/>61</text:p>
          <text:p text:style-name="P53">Initialization of the Arduino board<text:tab/>61</text:p>
          <text:p text:style-name="P53">USB port baud rate <text:tab/>62</text:p>
          <text:p text:style-name="P53">I/O Configuration<text:tab/>62</text:p>
          <text:p text:style-name="P53">Rack object<text:tab/>63</text:p>
          <text:p text:style-name="P55">Arduino_USB<text:tab/>63</text:p>
          <text:p text:style-name="P53">Card object<text:tab/>63</text:p>
          <text:p text:style-name="P55">Arduino_Uno<text:tab/>63</text:p>
          <text:p text:style-name="P53">Channels<text:tab/>63</text:p>
          <text:p text:style-name="P52">GPIO<text:tab/>66</text:p>
          <text:p text:style-name="P52">OneWire<text:tab/>67</text:p>
          <text:p text:style-name="P53">OneWire_AiDevice<text:tab/>67</text:p>
          <text:p text:style-name="P53">Maxim_DS18B20<text:tab/>67</text:p>
          <text:p text:style-name="P54">Adaption of I/O systems<text:tab/>69</text:p>
          <text:p text:style-name="P52">Overview<text:tab/>69</text:p>
          <text:p text:style-name="P53">Levels<text:tab/>69</text:p>
          <text:p text:style-name="P53">Area objects<text:tab/>70</text:p>
          <text:p text:style-name="P53">I/O objects<text:tab/>70</text:p>
          <text:p text:style-name="P53">Processes<text:tab/>70</text:p>
          <text:p text:style-name="P53">Framework<text:tab/>70</text:p>
          <text:p text:style-name="P53">Methods<text:tab/>71</text:p>
          <text:p text:style-name="P52">Framework<text:tab/>71</text:p>
          <text:p text:style-name="P52">Create I/O objects<text:tab/>73</text:p>
          <text:p text:style-name="P53">Flags<text:tab/>75</text:p>
          <text:p text:style-name="P53">Attributes<text:tab/>76</text:p>
          <text:p text:style-name="P55">Description<text:tab/>76</text:p>
          <text:p text:style-name="P55">Process<text:tab/>76</text:p>
          <text:p text:style-name="P55">ThreadObject<text:tab/>76</text:p>
          <text:p text:style-name="P53">Method objects<text:tab/>76</text:p>
          <text:p text:style-name="P55">Agents<text:tab/>77</text:p>
          <text:p text:style-name="P55">Racks<text:tab/>77</text:p>
          <text:p text:style-name="P55">Cards<text:tab/>77</text:p>
          <text:p text:style-name="P55">Connect-method for a ThreadObject<text:tab/>77</text:p>
          <text:p text:style-name="P52">Methods<text:tab/>78</text:p>
          <text:p text:style-name="P55">Local data structure<text:tab/>78</text:p>
          <text:p text:style-name="P55">Agent-Methods<text:tab/>78</text:p>
          <text:p text:style-name="P56">IoAgentInit<text:tab/>78</text:p>
          <text:p text:style-name="P56">IoAgentClose<text:tab/>78</text:p>
          <text:p text:style-name="P56"><text:soft-page-break/>IoAgentRead<text:tab/>79</text:p>
          <text:p text:style-name="P56">IoAgentWrite<text:tab/>79</text:p>
          <text:p text:style-name="P56">IoAgentSwap<text:tab/>79</text:p>
          <text:p text:style-name="P56">Rack-metoder<text:tab/>79</text:p>
          <text:p text:style-name="P56">IoRackInit<text:tab/>79</text:p>
          <text:p text:style-name="P56">IoRackClose<text:tab/>79</text:p>
          <text:p text:style-name="P56">IoRackRead<text:tab/>79</text:p>
          <text:p text:style-name="P56">IoRackWrite<text:tab/>79</text:p>
          <text:p text:style-name="P56">IoRackSwap<text:tab/>79</text:p>
          <text:p text:style-name="P56">Card-metoder<text:tab/>80</text:p>
          <text:p text:style-name="P56">IoCardInit<text:tab/>80</text:p>
          <text:p text:style-name="P56">IoCardClose<text:tab/>80</text:p>
          <text:p text:style-name="P56">IoCardRead<text:tab/>80</text:p>
          <text:p text:style-name="P56">IoCardWrite<text:tab/>80</text:p>
          <text:p text:style-name="P56">IoCardSwap<text:tab/>80</text:p>
          <text:p text:style-name="P55">Method registration<text:tab/>80</text:p>
          <text:p text:style-name="P55">Class registration<text:tab/>80</text:p>
          <text:p text:style-name="P56">Module in Proview base system<text:tab/>80</text:p>
          <text:p text:style-name="P56">Project<text:tab/>81</text:p>
          <text:p text:style-name="P55">Example of rack methods<text:tab/>81</text:p>
          <text:p text:style-name="P55">Example of the methods of a digital input card<text:tab/>82</text:p>
          <text:p text:style-name="P55">Example of the methods of a digital output card<text:tab/>85</text:p>
          <text:p text:style-name="P52">Step by step description<text:tab/>88</text:p>
          <text:p text:style-name="P53">Attach to a project<text:tab/>88</text:p>
          <text:p text:style-name="P55">Create classes<text:tab/>88</text:p>
          <text:p text:style-name="P56">Create a class volume<text:tab/>88</text:p>
          <text:p text:style-name="P56">Open the classvolume<text:tab/>89</text:p>
          <text:p text:style-name="P56">Create a rack class<text:tab/>90</text:p>
          <text:p text:style-name="P56">Create a card class<text:tab/>92</text:p>
          <text:p text:style-name="P56">Build the classvolume<text:tab/>98</text:p>
          <text:p text:style-name="P55">Install the driver<text:tab/>98</text:p>
          <text:p text:style-name="P53">Write methods<text:tab/>99</text:p>
          <text:p text:style-name="P56">Class registration<text:tab/>103</text:p>
          <text:p text:style-name="P56">Makefile<text:tab/>103</text:p>
          <text:p text:style-name="P56">Link file<text:tab/>104</text:p>
          <text:p text:style-name="P55">Configure the node hierarchy<text:tab/>104</text:p>
        </text:index-body>
      </text:table-of-content>
      <text:p text:style-name="P3"/>
      <text:h text:style-name="P64" text:outline-level="1" text:is-list-header="true">About this Guide </text:h>
      <text:p text:style-name="Text_20_body"><text:span text:style-name="T3">The </text:span><text:span text:style-name="T5">Proview Guide to I/O System</text:span> <text:span text:style-name="T5"><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1050404618" text:style-name="L1">
        <text:list-item>
          <text:p text:style-name="P57">be portable and runnable on different platforms.</text:p>
        </text:list-item>
        <text:list-item>
          <text:p text:style-name="P57">handle I/O devices on the local bus.</text:p>
        </text:list-item>
        <text:list-item>
          <text:p text:style-name="P57">handle distributed I/O systems and communicate with remote rack systems.</text:p>
        </text:list-item>
        <text:list-item>
          <text:p text:style-name="P57">make it possible to add new I/O-systems with ease.</text:p>
        </text:list-item>
        <text:list-item>
          <text:p text:style-name="P57">allow projects to implement local I/O systems.</text:p>
        </text:list-item>
        <text:list-item>
          <text:p text:style-name="P57">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6"/>
      <text:h text:style-name="P67"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7">The Rack_SSAB object represents a 19” PSS9000 rack with QBUS backplane. The number of card slots can vary.</text:p>
      <text:p text:style-name="P7">The rack is connected to a x86 PC with a PCI-QBUS converter card, PCI-Q, that is installed into the PC and connected to the rack with a cable. Several racks can be connected via bus extension card.</text:p>
      <text:p text:style-name="P7">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7">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46">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8"><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6"/>
      <text:h text:style-name="P67"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5">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5">Type</text:span>.</text:p>
      <text:p text:style-name="P8"><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5">Representation</text:span>, that specifies the format of a parameter, and in som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70" text:outline-level="2" text:is-list-header="true">Profinet</text:h>
      <text:p text:style-name="Text_20_body">Profinet is a real time ethernet standard for automation. A Profinet IO system consists of three device-types. </text:p>
      <text:list xml:id="list496927695" text:style-name="L2">
        <text:list-item>
          <text:p text:style-name="P58">The IO Controller, which controls the automation task.</text:p>
        </text:list-item>
        <text:list-item>
          <text:p text:style-name="P58">The IO Device, which is a field device, monitored and controlled by an IO Controller.</text:p>
        </text:list-item>
        <text:list-item>
          <text:p text:style-name="P58">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5">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2"><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8">µ</text:span><text:span text:style-name="T13">s that results in the send clock. A send clock factor of 32 will give a send clock of 1 ms.</text:span></text:p>
      <text:h text:style-name="P72" text:outline-level="5">ReductionRatio</text:h>
      <text:p text:style-name="P16">Reduction ratio applied to the send clock to form the send cycle time. A send clock factor of 32 and a reduction ratio of 32 will give send cycle time of 32 ms.</text:p>
      <text:h text:style-name="P72" text:outline-level="5">Phase</text:h>
      <text:p text:style-name="P16">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3"><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66" text:outline-level="3">Profinet viewer</text:h>
      <text:p text:style-name="Text_20_body">There is a tool for searching a network for Profinet devices. In the Proview environment the viewer is started by issuing the command:</text:p>
      <text:p text:style-name="P12">profinet_viewer [device]</text:p>
      <text:p text:style-name="Text_20_body">Where '<text:span text:style-name="T8">device</text:span>' is for example <text:span text:style-name="T5">eth0</text:span>. By default the <text:span text:style-name="T8">profinet_viewer</text:span> will connect to <text:span text:style-name="T5">eth1</text:span>.</text:p>
      <text:p text:style-name="P12"/>
      <text:p text:style-name="P12"><draw:frame draw:style-name="fr5" draw:name="graphics35" text:anchor-type="paragraph" svg:width="16.999cm" svg:height="7.578cm" draw:z-index="34"><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67" text:outline-level="2"/>
      <text:p text:style-name="P20"/>
      <text:p text:style-name="P20"/>
      <text:p text:style-name="P20"/>
      <text:p text:style-name="P20"/>
      <text:p text:style-name="P20"/>
      <text:p text:style-name="P20"/>
      <text:p text:style-name="P20"/>
      <text:p text:style-name="P20"/>
      <text:p text:style-name="P20"/>
      <text:p text:style-name="P20"/>
      <text:h text:style-name="P68" text:outline-level="2"><text:soft-page-break/>Ethernet Powerlink</text:h>
      <text:p text:style-name="P24"><text:span text:style-name="T18">Powerlink is a real time ethernet protocol. Proview implements the </text:span><text:span text:style-name="T20">openPOWERLINK-V1.08.2</text:span><text:span text:style-name="T18"> stack through Linux userspace, </text:span><text:span text:style-name="T21">the stack is pre-compiled with Proview.</text:span><text:span text:style-name="T18"> </text:span><text:span text:style-name="T19">This make the implementation very flexible </text:span><text:span text:style-name="T20">as</text:span><text:span text:style-name="T19"> you can use any ethernet NIC. There is no need for special hardware to achieve </text:span><text:span text:style-name="T48">hard-real time performance. </text:span><text:span text:style-name="T52">A Powerlink network consists of two device-types. A MN (MN = Managing </text:span><text:span text:style-name="T53">Node</text:span><text:span text:style-name="T52">) </text:span><text:span text:style-name="T53">and one or several CN (Controlled Node), max 239 CNs. </text:span><text:span text:style-name="T54">Proview can act as both a CN and a MN but not at the same time. </text:span><text:span text:style-name="T72">When creating a Powerlink network y</text:span><text:span text:style-name="T60">ou </text:span><text:span text:style-name="T72">need a configuration file, this file can be generated using</text:span><text:span text:style-name="T59"> openCONFIGURATOR (</text:span><text:a xlink:type="simple" xlink:href="http://sourceforge.net/projects/openconf/"><text:span text:style-name="T59">http://sourceforge.net/projects/openconf/</text:span></text:a><text:span text:style-name="T59">), </text:span><text:span text:style-name="T72">the</text:span><text:span text:style-name="T59"> file is used by the MN Powerlink stack to configure the MN and CNs. </text:span><text:span text:style-name="T63">When buying a Powerlink CN you will be provided </text:span><text:span text:style-name="T73">a node specific configuration file with the</text:span><text:span text:style-name="T63"> xdd/</text:span><text:span text:style-name="T64">xdc</text:span><text:span text:style-name="T59"> </text:span><text:span text:style-name="T64">extension, this file is imported </text:span><text:span text:style-name="T72">to</text:span><text:span text:style-name="T64"> your openCONFIGURATOR project.</text:span></text:p>
      <text:h text:style-name="Heading_20_3" text:outline-level="3"><text:span text:style-name="Strong_20_Emphasis"><text:span text:style-name="T48">What Powerlink does</text:span></text:span></text:h>
      <text:p text:style-name="P29">Powerlink expands the Ethernet standard with a mixed polling and timeslicing mechanism. This enables:</text:p>
      <text:list xml:id="list952291453" text:style-name="L3">
        <text:list-item>
          <text:p text:style-name="P63">Guaranteed transfer of time-critical data in very short isochronic cycles with configurable response time. </text:p>
        </text:list-item>
        <text:list-item>
          <text:p text:style-name="P63">Time-synchronization of all nodes in the network with very high precision of sub-microseconds. </text:p>
        </text:list-item>
        <text:list-item>
          <text:p text:style-name="P59">Transmission of less time-critical data in a reserved asynchronous channel. </text:p>
        </text:list-item>
      </text:list>
      <text:h text:style-name="Heading_20_3" text:outline-level="3"><text:span text:style-name="Strong_20_Emphasis">Main features</text:span></text:h>
      <text:p text:style-name="P2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65" text:outline-level="3">Powelink facts</text:h>
      <text:p text:style-name="Text_20_body"><text:span text:style-name="T50">Network Type:</text:span><text:span text:style-name="T49"> Scalable Ethernet-based advanced communication system.</text:span></text:p>
      <text:p text:style-name="P23"><text:span text:style-name="T50">Topology:</text:span><text:span text:style-name="T49"> Very flexible with line, bus, star or tree topology.</text:span></text:p>
      <text:p text:style-name="P23"><text:span text:style-name="T50">Installation: </text:span><text:span text:style-name="T49">Hub based Ethernet transmission with shielded twisted pair cables and RJ45 connectors.</text:span></text:p>
      <text:p text:style-name="P23"><text:span text:style-name="T50">Data Rate: </text:span><text:span text:style-name="T49">100 Mbit/s (gigabit ready)</text:span></text:p>
      <text:p text:style-name="P23"><text:span text:style-name="T50">Max number of stations: </text:span><text:span text:style-name="T49">240 including the master.</text:span></text:p>
      <text:p text:style-name="P23"><text:span text:style-name="T50">Data:</text:span><text:span text:style-name="T49"> Each node: up to 1490 bytes per telegram frame. Total: theoretically 1490x239 </text:span><text:span text:style-name="T51">bytes</text:span><text:span text:style-name="T49">.</text:span></text:p>
      <text:p text:style-name="P23"><text:span text:style-name="T50">Network features:</text:span><text:span text:style-name="T49"> Combines the Ethernet standard with CANopen technology, plus special features developed by the ESPG. </text:span></text:p>
      <text:h text:style-name="Heading_20_3" text:outline-level="3"><text:soft-page-break/><text:span text:style-name="T54">Proview </text:span><text:span text:style-name="T55">as a MN</text:span></text:h>
      <text:p text:style-name="P30">In Proview I/O handling the MN represents the agent level, CN the rack level and the module the card level. </text:p>
      <text:p text:style-name="P40"><text:span text:style-name="T56">When using Proview as a Powerlink MN you </text:span><text:span text:style-name="T57">create a</text:span><text:span text:style-name="T56"> </text:span><text:span text:style-name="T57">instance of the </text:span><text:span text:style-name="T56">Epl_MN class </text:span><text:span text:style-name="T57">in the Node hierarchy</text:span><text:span text:style-name="T56">. For every</text:span><text:span text:style-name="T55"> CN connected to the Powe</text:span><text:span text:style-name="T105">r</text:span><text:span text:style-name="T55">link network </text:span><text:span text:style-name="T56">you </text:span><text:span text:style-name="T57">add</text:span><text:span text:style-name="T56"> objects of the Epl_CN class, or </text:span><text:span text:style-name="T61">objects of</text:span><text:span text:style-name="T56"> subclass to this class. The CN objects are placed as children to the MN object. </text:span><text:span text:style-name="T84">Some configuration is done by editing the attributes </text:span><text:span text:style-name="T86">of this objects</text:span><text:span text:style-name="T84">. </text:span><text:span text:style-name="T85">Most of t</text:span><text:span text:style-name="T62">he </text:span><text:span text:style-name="T85">Powerlink</text:span><text:span text:style-name="T62"> configuration <text:s/></text:span><text:span text:style-name="T86">in the</text:span><text:span text:style-name="T62"> </text:span><text:span text:style-name="T83">CN</text:span><text:span text:style-name="T86">s</text:span><text:span text:style-name="T62"> is done by the MN, the MN achieve this by using </text:span><text:span text:style-name="T84">a file with</text:span><text:span text:style-name="T62"> </text:span><text:span text:style-name="T84">.cdc extension</text:span><text:span text:style-name="T62">. </text:span><text:span text:style-name="T85">The file is created with openCONFIGURATOR.</text:span></text:p>
      <text:p text:style-name="P42"/>
      <text:p text:style-name="P9"><text:span text:style-name="T84">MN</text:span><text:span text:style-name="T83"> object setup example<text:tab/><text:tab/><text:tab/> <text:s text:c="6"/></text:span></text:p>
      <text:p text:style-name="P10"><draw:frame draw:style-name="fr1" draw:name="graphics53" text:anchor-type="paragraph" svg:x="0.279cm" svg:y="-0.15cm" svg:width="8.968cm" svg:height="7.938cm" draw:z-index="52"><draw:image xlink:href="Pictures/10000000000001450000012C471CFC9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9"><text:span text:style-name="T84">CN</text:span><text:span text:style-name="T83"> object setup example</text:span></text:p>
      <text:p text:style-name="P44"><draw:frame draw:style-name="fr1" draw:name="graphics54" text:anchor-type="paragraph" svg:x="0.056cm" svg:y="0.048cm" svg:width="9.574cm" svg:height="9.181cm" draw:z-index="53"><draw:image xlink:href="Pictures/10000000000001560000015B55FBF596.png" xlink:type="simple" xlink:show="embed" xlink:actuate="onLoad"/></draw:frame></text:p>
      <text:p text:style-name="P40"><text:span text:style-name="T62"><text:s/></text:span><text:span text:style-name="T58"><text:s/></text:span></text:p>
      <text:p text:style-name="P42"/>
      <text:h text:style-name="P71" text:outline-level="4"/>
      <text:h text:style-name="P71" text:outline-level="4"/>
      <text:h text:style-name="P71" text:outline-level="4"/>
      <text:p text:style-name="P41"/>
      <text:p text:style-name="P41"/>
      <text:p text:style-name="P41"/>
      <text:p text:style-name="P41"/>
      <text:h text:style-name="P71" text:outline-level="4"><text:soft-page-break/>openCONFIGURATOR (CDC-file)</text:h>
      <text:p text:style-name="P25"><text:span text:style-name="T63">openCONFIGURATOR can be downloaded from </text:span><text:a xlink:type="simple" xlink:href="http://sourceforge.net/projects/openconf/"><text:span text:style-name="T59">http://sourceforge.net/projects/openconf/</text:span></text:a><text:span text:style-name="T59">, </text:span><text:span text:style-name="T63">it is developed by a company named Kalycito. </text:span><text:span text:style-name="T65">Below is a guide of how to use openCONFIGURATOR and create a small Powerlink network. </text:span><text:span text:style-name="T74">Y</text:span><text:span text:style-name="T65">ou start openCONFIGURATOR </text:span><text:span text:style-name="T74">by right clicking on a MN object in the node-hierarchy and then click “ConfigureEpl”. </text:span><text:span text:style-name="T87">You can either</text:span><text:span text:style-name="T65"> </text:span><text:span text:style-name="T87">c</text:span><text:span text:style-name="T75">reate a new project or open </text:span><text:span text:style-name="T88">a</text:span><text:span text:style-name="T75"> existing.</text:span></text:p>
      <text:p text:style-name="P31"><draw:frame draw:style-name="fr1" draw:name="graphics45" text:anchor-type="paragraph" svg:x="1.64cm" svg:y="1.06cm" svg:width="14.056cm" svg:height="7.789cm" draw:z-index="44"><draw:image xlink:href="Pictures/10000000000004720000029F8AAD046D.png" xlink:type="simple" xlink:show="embed" xlink:actuate="onLoad"/></draw:frame></text:p>
      <text:p text:style-name="P33"/>
      <text:p text:style-name="P26"><text:span text:style-name="T79">When creating a new project, s</text:span><text:span text:style-name="T67">et the</text:span><text:span text:style-name="T66"> MN configuration option </text:span><text:span text:style-name="T79">to</text:span><text:span text:style-name="T66"> “default” and set Auto generate to “Yes”, </text:span><text:span text:style-name="T67">press “Ok” button.</text:span><text:span text:style-name="T66"> </text:span></text:p>
      <text:p text:style-name="P32"/>
      <text:p text:style-name="P32"><draw:frame draw:style-name="fr6" draw:name="graphics46" text:anchor-type="paragraph" svg:width="13.697cm" svg:height="8.107cm" draw:z-index="45"><draw:image xlink:href="Pictures/100000000000046B000002A05006BB5C.png" xlink:type="simple" xlink:show="embed" xlink:actuate="onLoad"/></draw:frame></text:p>
      <text:p text:style-name="P32"/>
      <text:p text:style-name="P32"/>
      <text:p text:style-name="P35"><text:soft-page-break/>On the left the Powerlink network of the current project <text:span text:style-name="T89">is displayed</text:span>. <text:span text:style-name="T79">Click the MN object, on the right you </text:span><text:span text:style-name="T89">will now be able to</text:span><text:span text:style-name="T79"> insert the cycle time, </text:span><text:span text:style-name="T93">after you insert the time</text:span><text:span text:style-name="T79"> </text:span><text:span text:style-name="T81">press “Save” button</text:span><text:span text:style-name="T79">. The </text:span><text:span text:style-name="T89">fastest</text:span><text:span text:style-name="T79"> cycle time </text:span><text:span text:style-name="T90">available</text:span><text:span text:style-name="T79"> in your Powerlink network depend on the capabilities of the </text:span><text:span text:style-name="T89">present</text:span><text:span text:style-name="T79"> CNs, how many CNs <text:s/></text:span><text:span text:style-name="T89">used</text:span><text:span text:style-name="T79"> in the network and the total size of the process image (</text:span><text:span text:style-name="T89">The MN </text:span><text:span text:style-name="T93">stack used by with Proview</text:span><text:span text:style-name="T89"> is tested </text:span><text:span text:style-name="T93">successfully</text:span><text:span text:style-name="T89"> with cycle times 1 – 100ms</text:span><text:span text:style-name="T79">). </text:span><text:span text:style-name="T89">To add a CN,</text:span><text:span text:style-name="T79"> </text:span><text:span text:style-name="T89">r</text:span>ight click on the MN object and click “add CN...”, in the popup window press the “Ok” button. <text:span text:style-name="T75">Repeat this till all the CNs in </text:span><text:span text:style-name="T91">your</text:span><text:span text:style-name="T75"> network is added.</text:span></text:p>
      <text:p text:style-name="P34"><draw:frame draw:style-name="fr1" draw:name="graphics47" text:anchor-type="paragraph" svg:x="1.393cm" svg:y="0.459cm" svg:width="14.212cm" svg:height="8.744cm" draw:z-index="54"><draw:image xlink:href="Pictures/10000000000004D8000002DF2425615B.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7"><text:soft-page-break/><text:span text:style-name="T67">Click “View” and select “Advanced view”. </text:span><text:span text:style-name="T68">Right click on one of the CNs and click “Replace with XDC/XDD...”, locate the xdc/xdd file associated with the </text:span><text:span text:style-name="T91">current</text:span><text:span text:style-name="T68"> CN (provided by the manufacturer). Repeat this for all <text:s/>CNs. </text:span><text:span text:style-name="T92">Click all CN objects one by one and change</text:span><text:span text:style-name="T81"> the “PollResponse Timeout” to 270us, press “Save” button. </text:span></text:p>
      <text:p text:style-name="P27"><draw:frame draw:style-name="fr1" draw:name="graphics52" text:anchor-type="paragraph" svg:x="0.496cm" svg:y="0.198cm" svg:width="15.621cm" svg:height="11.037cm" draw:z-index="51"><draw:image xlink:href="Pictures/10000000000005090000047963984BE0.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68">Now you have to create the mapping for the in and output areas. </text:span><text:span text:style-name="T75">With most </text:span><text:span text:style-name="T93">CNs</text:span><text:span text:style-name="T75"> you have to create the mapping by yourself.</text:span><text:span text:style-name="T68"> </text:span><text:span text:style-name="T75">If you want/have to</text:span><text:span text:style-name="T68"> specify what data </text:span><text:span text:style-name="T75">to be sent and received by the</text:span><text:span text:style-name="T68"> </text:span><text:span text:style-name="T75">CN</text:span><text:span text:style-name="T68"> you begin </text:span><text:span text:style-name="T75">by</text:span><text:span text:style-name="T68"> expanding the slave, click the plus sign left of the slave you want to map. </text:span><text:span text:style-name="T69">Now you can see all the objects located in the slave, some objects is used to configure the slave and some objects contain process data </text:span><text:span text:style-name="T93">(usually you only map objects containing process data)</text:span><text:span text:style-name="T69">. If you want to configure the </text:span><text:span text:style-name="T76">CN</text:span><text:span text:style-name="T69"> to send a object you expand the PDO (Process data object) object, expand all the objects under PDO. It should now look something like the picture below.</text:span></text:p>
      <text:p text:style-name="P36"/>
      <text:p text:style-name="P36"><draw:frame draw:style-name="fr6" draw:name="graphics49" text:anchor-type="paragraph" svg:width="15.125cm" svg:height="15.071cm" draw:z-index="46"><draw:image xlink:href="Pictures/100000000000047000000474683B5C58.png" xlink:type="simple" xlink:show="embed" xlink:actuate="onLoad"/></draw:frame></text:p>
      <text:p text:style-name="P37"/>
      <text:p text:style-name="P37"/>
      <text:p text:style-name="P37"/>
      <text:p text:style-name="P38"/>
      <text:p text:style-name="P38"/>
      <text:p text:style-name="P38"/>
      <text:p text:style-name="P38"/>
      <text:p text:style-name="P38"><text:soft-page-break/><text:span text:style-name="T93">The objects containing the mapping is located at the following addresses:</text:span> 0x1800, 0x1A00, 0x1600, 0x1400, <text:span text:style-name="T93">if they</text:span> don't exist you have to create them <text:span text:style-name="T76">manually, this can be </text:span><text:span text:style-name="T93">done</text:span> by right clicking on PDO and click “Add PDO...”, <text:s/>enter the address <text:span text:style-name="T76">e.g 0x1800 and press “Ok”</text:span>. <text:span text:style-name="T76">For every object you want the CN to send, you have to create a subindex in the 0x1A00 object. R</text:span>ight click on the object with address 0x1A00 and click “Add SubIndex...”, enter 0x01, <text:span text:style-name="T76">press “Ok”</text:span>. <text:span text:style-name="T77">Repeat this <text:s/>for every object you want the CN to send (increment the subindex).</text:span> Repeat this <text:span text:style-name="T77">procedure</text:span> for the objects you want the <text:span text:style-name="T93">CN</text:span> to receive by adding subindex to object with address 0x1600. When done it should look something like the picture below. <text:span text:style-name="T76">CN_1 is </text:span><text:span text:style-name="T93">configured</text:span><text:span text:style-name="T76"> to send two objects and receive two objects, now </text:span><text:span text:style-name="T80">you</text:span><text:span text:style-name="T76"> have to specify </text:span><text:span text:style-name="T77">the </text:span><text:span text:style-name="T76">objects to send/receive.</text:span></text:p>
      <text:p text:style-name="P37"/>
      <text:p text:style-name="P37"><draw:frame draw:style-name="fr6" draw:name="graphics48" text:anchor-type="paragraph" svg:width="14.755cm" svg:height="15.199cm" draw:z-index="47"><draw:image xlink:href="Pictures/10000000000004720000046F823EB137.png" xlink:type="simple" xlink:show="embed" xlink:actuate="onLoad"/></draw:frame></text:p>
      <text:p text:style-name="P37"/>
      <text:p text:style-name="P37"/>
      <text:p text:style-name="P37"/>
      <text:p text:style-name="P37"/>
      <text:p text:style-name="P37"/>
      <text:p text:style-name="P37"/>
      <text:p text:style-name="P28"><text:soft-page-break/><text:span text:style-name="T76">C</text:span><text:span text:style-name="T70">lick the TPDO object </text:span><text:span text:style-name="T76">and</text:span><text:span text:style-name="T70"> </text:span><text:span text:style-name="T94">a view of the</text:span><text:span text:style-name="T76"> transmit mapping will </text:span><text:span text:style-name="T81">visible</text:span><text:span text:style-name="T76"> on the right</text:span><text:span text:style-name="T71">. Every row represent</text:span><text:span text:style-name="T78">s</text:span><text:span text:style-name="T71"> one object the </text:span><text:span text:style-name="T81">CN </text:span><text:span text:style-name="T94">will</text:span><text:span text:style-name="T71"> send, to create more rows you add more subinde</text:span><text:span text:style-name="T81">x</text:span><text:span text:style-name="T71"> to the 0x1A00 object </text:span><text:span text:style-name="T80">as described above</text:span><text:span text:style-name="T71">. </text:span><text:span text:style-name="T76">In</text:span><text:span text:style-name="T71"> each row </text:span><text:span text:style-name="T76">you input the</text:span><text:span text:style-name="T71"> offset, length, index and subindex of </text:span><text:span text:style-name="T76">the object you</text:span><text:span text:style-name="T71"> want the </text:span><text:span text:style-name="T94">CN</text:span><text:span text:style-name="T71"> to send </text:span><text:span text:style-name="T80">(</text:span><text:span text:style-name="T78">“Node Id” column should </text:span><text:span text:style-name="T80">be</text:span><text:span text:style-name="T78"> 0x0, you only change it if you use cross-talk</text:span><text:span text:style-name="T80">)</text:span><text:span text:style-name="T71">. The first row always have offset 0x0000</text:span><text:span text:style-name="T78"> (it is the first object in the output area)</text:span><text:span text:style-name="T71">. The </text:span><text:span text:style-name="T76">picture below show a CN configured to send </text:span><text:span text:style-name="T94">and receive</text:span><text:span text:style-name="T76"> </text:span><text:span text:style-name="T78">two</text:span><text:span text:style-name="T76"> </text:span><text:span text:style-name="T71">object</text:span><text:span text:style-name="T78">s. </text:span><text:span text:style-name="T94">The two object the CN will send</text:span><text:span text:style-name="T78"> have a length of 8 bits and is located at</text:span><text:span text:style-name="T71"> address 0x6400 subindex 0x01 </text:span><text:span text:style-name="T78">and subindex 0x02</text:span><text:span text:style-name="T71">. </text:span><text:span text:style-name="T78">The second object must have a offset of 8 bits </text:span><text:span text:style-name="T94">int the outpu</text:span><text:span text:style-name="T96">t</text:span><text:span text:style-name="T94"> area</text:span><text:span text:style-name="T78"> since the first objects occupies the first 8 bits. To map the input area of the CN you click the RPDO and add your mapping in the same way as described above.</text:span></text:p>
      <text:p text:style-name="P37"/>
      <text:p text:style-name="P37"><draw:frame draw:style-name="fr6" draw:name="graphics50" text:anchor-type="paragraph" svg:width="15.667cm" svg:height="15.595cm" draw:z-index="48"><draw:image xlink:href="Pictures/100000000000046C0000043F3D972942.png" xlink:type="simple" xlink:show="embed" xlink:actuate="onLoad"/></draw:frame></text:p>
      <text:p text:style-name="P45"/>
      <text:p text:style-name="P45"/>
      <text:p text:style-name="P45"/>
      <text:p text:style-name="P45"/>
      <text:p text:style-name="P39"><text:soft-page-break/><text:span text:style-name="T80">When the mapping is completed you click the subindex objects </text:span><text:span text:style-name="T95">one by one</text:span><text:span text:style-name="T80"> in the object at address 0x1A00 and 0x1600 and check the box next to the text “Include subindex in CDC generation”. When you</text:span><text:span text:style-name="T95">'ve</text:span><text:span text:style-name="T80"> checked all the boxes, </text:span><text:span text:style-name="T82">the</text:span><text:span text:style-name="T80"> configuration is done. Press “Build Project” button, </text:span><text:span text:style-name="T100">all of the mapping and configuration will automatically be inserted to the MN obd,</text:span><text:span text:style-name="T80"> </text:span><text:span text:style-name="T81">a directory (cdc_xap) will be created in the working directory of the project.</text:span><text:span text:style-name="T80"> </text:span><text:span text:style-name="T95">The configuration file </text:span><text:span text:style-name="T82">mnobd.cdc </text:span><text:span text:style-name="T95">is generated</text:span><text:span text:style-name="T80"> </text:span><text:span text:style-name="T95">in this directory</text:span><text:span text:style-name="T80">. </text:span><text:span text:style-name="T82">Copy the .cdc file to a </text:span><text:span text:style-name="T83">suitable location. When configuring the Epl_MN object in the node-hierarchy you </text:span><text:span text:style-name="T95">insert</text:span><text:span text:style-name="T83"> the path to the .cdc file</text:span><text:span text:style-name="T96">s location</text:span><text:span text:style-name="T83"> </text:span><text:span text:style-name="T96">to</text:span><text:span text:style-name="T83"> the CDCfile attribute.</text:span></text:p>
      <text:p text:style-name="P46"><draw:frame draw:style-name="fr1" draw:name="graphics51" text:anchor-type="paragraph" svg:x="0.674cm" svg:y="0.489cm" svg:width="15.741cm" svg:height="14.048cm" draw:z-index="49"><draw:image xlink:href="Pictures/100000000000050A000004727E8600AA.png" xlink:type="simple" xlink:show="embed" xlink:actuate="onLoad"/></draw:frame><draw:ellipse text:anchor-type="paragraph" draw:z-index="50" draw:style-name="gr1" draw:text-style-name="P73" svg:width="0.505cm" svg:height="0.486cm" svg:x="9.65cm" svg:y="2.955cm"><text:p/></draw:ellipse></text:p>
      <text:p text:style-name="P46"/>
      <text:p text:style-name="P46"/>
      <text:p text:style-name="P46"/>
      <text:p text:style-name="P46"/>
      <text:p text:style-name="P46"/>
      <text:p text:style-name="P46"/>
      <text:p text:style-name="P46"/>
      <text:p text:style-name="P46"/>
      <text:p text:style-name="P46"/>
      <text:p text:style-name="P43"><draw:frame draw:style-name="fr1" draw:name="graphics55" text:anchor-type="paragraph" svg:x="0.54cm" svg:y="0.446cm" svg:width="5.429cm" svg:height="20.671cm" draw:z-index="55"><draw:image xlink:href="Pictures/10000000000001010000039825B41DB5.png" xlink:type="simple" xlink:show="embed" xlink:actuate="onLoad"/></draw:frame><draw:frame draw:style-name="fr1" draw:name="graphics56" text:anchor-type="paragraph" svg:x="6.105cm" svg:y="0.446cm" svg:width="10.717cm" svg:height="11.89cm" draw:z-index="56"><draw:image xlink:href="Pictures/10000000000002D30000029FAB386B34.png" xlink:type="simple" xlink:show="embed" xlink:actuate="onLoad"/></draw:frame><text:soft-page-break/><text:span text:style-name="T97">All that remains is to insert Epl_Module objects </text:span><text:span text:style-name="T98">(or subclass objects to this class)</text:span><text:span text:style-name="T97"> </text:span><text:span text:style-name="T98">as children to the Epl_CN objects (or objects of subclass to Epl_CN). </text:span><text:span text:style-name="T99">When doing this it is a good idea to compare your node-hierarchy with the xap.h file, </text:span><text:span text:style-name="T100">they should match.</text:span><text:span text:style-name="T102"> openCONFIGURATOR will 16-bit align 16-bit variables and 32-bit align 32-bit variables, it will also 32-bit align the whole in and out area</text:span><text:span text:style-name="T103">s</text:span><text:span text:style-name="T102">.</text:span><text:span text:style-name="T100"> </text:span><text:span text:style-name="T102">In Proview you</text:span><text:span text:style-name="T100"> don't have to compensate for the padding variables </text:span><text:span text:style-name="T102">added </text:span><text:span text:style-name="T104">by</text:span><text:span text:style-name="T100"> </text:span><text:span text:style-name="T102">openCONFIGURATOR </text:span><text:span text:style-name="T104">(added when align)</text:span><text:span text:style-name="T103">.</text:span><text:span text:style-name="T100"> </text:span><text:span text:style-name="T101">The logic behind the objects will compensate automatically </text:span><text:span text:style-name="T103">when padding is needed</text:span><text:span text:style-name="T104">. The pictures above is a good example of a node-hierarchy that match a xap.h file. Note that no padding variables is inserted in the node-hierarchy.</text:span></text:p>
      <text:p text:style-name="P21"/>
      <text:p text:style-name="P21"/>
      <text:p text:style-name="P21"/>
      <text:p text:style-name="P21"/>
      <text:h text:style-name="P67" text:outline-level="2"><text:soft-page-break/>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1">MODBUS Application Protocol Specification V1.1b</text:p>
      <text:p text:style-name="P11">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7" draw:name="graphics25" text:anchor-type="paragraph" svg:width="13.102cm" svg:height="14.399cm" draw:z-index="23"><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1">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1">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1">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8">Input area</text:p>
      <table:table table:name="Table8" table:style-name="Table8">
        <table:table-column table:style-name="Table8.A"/>
        <text:soft-page-break/>
        <table:table-row>
          <table:table-cell table:style-name="Table8.A1" office:value-type="string">
            <text:p text:style-name="P47">1 register (2 bytes) digital input data, 6 lowest bits represent the inputs</text:p>
          </table:table-cell>
        </table:table-row>
        <table:table-row>
          <table:table-cell table:style-name="Table8.A2" office:value-type="string">
            <text:p text:style-name="P48">1 register (2 bytes) digital input status</text:p>
          </table:table-cell>
        </table:table-row>
        <table:table-row>
          <table:table-cell table:style-name="Table8.A2" office:value-type="string">
            <text:p text:style-name="P48">1 register (2 bytes) echo digital output</text:p>
          </table:table-cell>
        </table:table-row>
        <table:table-row>
          <table:table-cell table:style-name="Table8.A2" office:value-type="string">
            <text:p text:style-name="P48">1 register, digital output status</text:p>
          </table:table-cell>
        </table:table-row>
        <table:table-row>
          <table:table-cell table:style-name="Table8.A2" office:value-type="string">
            <text:p text:style-name="P48">1 register, analog input channel 1</text:p>
          </table:table-cell>
        </table:table-row>
        <table:table-row>
          <table:table-cell table:style-name="Table8.A2" office:value-type="string">
            <text:p text:style-name="P48">1 register, analog input channel 2</text:p>
          </table:table-cell>
        </table:table-row>
        <table:table-row>
          <table:table-cell table:style-name="Table8.A2" office:value-type="string">
            <text:p text:style-name="P48">1 register, echo analog output channel 1</text:p>
          </table:table-cell>
        </table:table-row>
        <table:table-row>
          <table:table-cell table:style-name="Table8.A2" office:value-type="string">
            <text:p text:style-name="P48">1 register, echo analog output channel 2</text:p>
          </table:table-cell>
        </table:table-row>
      </table:table>
      <text:p text:style-name="Text_20_body"/>
      <text:p text:style-name="P8">Output area</text:p>
      <table:table table:name="Table9" table:style-name="Table9">
        <table:table-column table:style-name="Table9.A"/>
        <table:table-header-rows>
          <table:table-row>
            <table:table-cell table:style-name="Table9.A1" office:value-type="string">
              <text:p text:style-name="P47">1 register digital output data, 6 lowest bits represent the outputs</text:p>
            </table:table-cell>
          </table:table-row>
        </table:table-header-rows>
        <table:table-row>
          <table:table-cell table:style-name="Table9.A2" office:value-type="string">
            <text:p text:style-name="P48">1 register, analog output channel 1</text:p>
          </table:table-cell>
        </table:table-row>
        <table:table-row>
          <table:table-cell table:style-name="Table9.A2" office:value-type="string">
            <text:p text:style-name="P48">1 register, analog output channel 2</text:p>
          </table:table-cell>
        </table:table-row>
      </table:table>
      <text:p text:style-name="Text_20_body"/>
      <text:p text:style-name="P8">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4"><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5"><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6"><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67" text:outline-level="2"/>
      <text:h text:style-name="P70" text:outline-level="2">Modbus TCP Server</text:h>
      <text:p text:style-name="P17">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8"><draw:frame draw:style-name="fr6" draw:name="graphics30" text:anchor-type="paragraph" svg:width="16.999cm" svg:height="9.029cm" draw:z-index="28"><draw:image xlink:href="Pictures/10000201000002A000000165CA819E17.png" xlink:type="simple" xlink:show="embed" xlink:actuate="onLoad"/></draw:frame><text:soft-page-break/>Fig Modbus Server configuration</text:p>
      <text:p text:style-name="P8"><draw:frame draw:style-name="fr6" draw:name="graphics31" text:anchor-type="paragraph" svg:width="16.999cm" svg:height="18.586cm" draw:z-index="29"><draw:image xlink:href="Pictures/10000201000002A2000002E183D5BAFC.png" xlink:type="simple" xlink:show="embed" xlink:actuate="onLoad"/></draw:frame><text:soft-page-break/>Fig Modbus Server channel configuration </text:p>
      <text:h text:style-name="Heading_20_2" text:outline-level="2"/>
      <text:h text:style-name="P69" text:outline-level="2"><text:span text:style-name="T2">Hilscher</text:span><text:span text:style-name="T37"> </text:span><text:span text:style-name="T2">cifX</text:span></text:h>
      <text:p text:style-name="P17"><text:span text:style-name="T37">Hilscher cifX is a family of I/O cards handling a number of different I/O buses, CANopen, CC-Link, DeviceNet, EtherCAT, EtherNet/IP, Modbus TCP, Powerlink, Profibus, Profinet and Sercos III. </text:span><text:span text:style-name="T38">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A Linux driver for the cifX card has to be installed on the process station.</text:p>
      <text:p text:style-name="P17">The library for the interface to the driver, has to be installed on the development station.</text:p>
      <text:h text:style-name="Heading_20_3" text:outline-level="3">SYCON.net configuration</text:h>
      <text:p text:style-name="P17"><text:span text:style-name="T38">Download SYCON.net from </text:span><text:a xlink:type="simple" xlink:href="http://www.hilscher.com/"><text:span text:style-name="T38">www.hilscher.com</text:span></text:a><text:span text:style-name="T38"> and install on a Window PC. Start SYCON.net, import device descriptions, eg gsd, gsdml, eds files etc.</text:span></text:p>
      <text:p text:style-name="P17"><draw:frame draw:style-name="fr8" draw:name="graphics41" text:anchor-type="paragraph" svg:width="16.999cm" svg:height="9.028cm" draw:z-index="39"><draw:image xlink:href="Pictures/10000000000003F3000002195614C6F1.png" xlink:type="simple" xlink:show="embed" xlink:actuate="onLoad"/></draw:frame>A configuration in SYCON.net</text:p>
      <text:p text:style-name="P17">When the configuration is finished, export it from the controller menu, </text:p>
      <text:p text:style-name="P17">Additional Functions/Export/DBM/nxd...</text:p>
      <text:p text:style-name="P17"><draw:frame draw:style-name="fr2" draw:name="graphics42" text:anchor-type="paragraph" svg:x="0.573cm" svg:y="0cm" svg:width="6.2cm" svg:height="5.463cm" draw:z-index="40"><draw:image xlink:href="Pictures/10000000000001A8000001C89A2A38BF.png" xlink:type="simple" xlink:show="embed" xlink:actuate="onLoad"/></draw:frame><text:soft-page-break/>Fig Export the configuration</text:p>
      <text:p text:style-name="P17">This will create a configuration file, in some cases two files, that should be copied to the process station.</text:p>
      <text:h text:style-name="Heading_20_3" text:outline-level="3"><text:span text:style-name="T41">c</text:span><text:span text:style-name="T39">ifX driver configuration</text:span></text:h>
      <text:p text:style-name="Text_20_body"><text:span text:style-name="T39">The L</text:span><text:span text:style-name="T40">inux ci</text:span><text:span text:style-name="T39">fX driver should be installed on the </text:span><text:span text:style-name="T40">process station. Follow the instructions to build and load the driver.</text:span></text:p>
      <text:p text:style-name="Text_20_body">A directory tree for the driver configuration should be created under opt/cifx. </text:p>
      <text:p text:style-name="Text_20_body"><text:span text:style-name="T41">On /opt/cifx the bootloader, eg NETX100-BSL.bin, should be placed. Under /opt/cifx/deviceconfig one directory for each card is created, with the serial number as directory name, and under this a directory with the </text:span><text:span text:style-name="T44">device number and serial number</text:span><text:span text:style-name="T41">,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41">This directory also contains a sub directory, channel0, where the firmware for the board is placed, </text:span><text:span text:style-name="T44">together with</text:span><text:span text:style-name="T41">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42">Place a Hilscher_cifX_Master object in the node hierarchy under the $Node object. Set the Alias attribute to the same alias as in the device.conf file for the board in the driver configuration. </text:span><text:span text:style-name="T45">Set also the correct Process and ThreadObject.</text:span></text:p>
      <text:p text:style-name="Text_20_body"><text:span text:style-name="T42">Below the master object, a Hilscher_cifX_Device object is created for each device/slave on the bus, <text:s/>and below this, a Hilscher_cifX_Module object for each module on the device/slave. </text:span><text:span text:style-name="T43">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43"> in the </text:span><text:span text:style-name="T7">Profibus</text:span><text:span text:style-name="T43"> section above.</text:span></text:p>
      <text:p text:style-name="Text_20_body"><text:span text:style-name="T43">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4">device and module objects. These offsets and sizes can be compared with the SYCON configuration.</text:span></text:p>
      <text:p text:style-name="P8"><draw:frame draw:style-name="fr1" draw:name="graphics43" text:anchor-type="paragraph" svg:x="0.058cm" svg:y="0cm" svg:width="16.053cm" svg:height="15.189cm" draw:z-index="41"><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8"><draw:frame draw:style-name="fr2" draw:name="graphics44" text:anchor-type="paragraph" svg:x="0.046cm" svg:y="0.116cm" svg:width="11.684cm" svg:height="11.709cm" draw:z-index="42"><draw:image xlink:href="Pictures/10000201000001CC000001CD1A47CE01.png" xlink:type="simple" xlink:show="embed" xlink:actuate="onLoad"/></draw:frame><text:soft-page-break/>Fig cifX diagnosis</text:p>
      <text:p text:style-name="P6"/>
      <text:h text:style-name="P67"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8">usbio.ko </text:span><text:span text:style-name="T13">as root</text:span></text:p>
      <text:p text:style-name="P12">&gt; insmod usbio.ko</text:p>
      <text:p text:style-name="Text_20_body">Allow all to read and write to the driver</text:p>
      <text:p text:style-name="P12">&gt; chmod a+rw /dev/usbio0</text:p>
      <text:p text:style-name="P16">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4">plc_'nodename'_'busnumber'_</text:span><text:span text:style-name="T15">'plcname'</text:span><text:span text:style-name="T14">.opt</text:span><text:span text:style-name="T16">,</text:span> e.g. <text:span text:style-name="T8">$pwrp_exe/plc_mynode_0517_</text:span><text:span text:style-name="T12">plc</text:span><text:span text:style-name="T8">.opt </text:span><text:span text:style-name="T13">with the content</text:span></text:p>
      <text:p text:style-name="Code">$pwr_obj/rt_io_user.o -lpwr_rt -lusbio <text:span text:style-name="T22">-lpwr_usb_dummy -lpwr_pnak_dummy </text:span><text:span text:style-name="T47">-lpwr_cifx_dummy -lpwr_nodave_dummy </text:span><text:span text:style-name="T107">-lpwr_epl_dummy</text:span></text:p>
      <text:h text:style-name="P67" text:outline-level="2"/>
      <text:h text:style-name="P70"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33">bus/</text:span>usb/002/003. With the command</text:p>
      <text:p text:style-name="Text_20_body">&gt; sudo chmod a+rw /dev/<text:span text:style-name="T33">bus/</text:span>usb/002/003</text:p>
      <text:p text:style-name="Text_20_body">all users are given read and write access <text:span text:style-name="T33">(use lsusb to find out the current device-name).</text:span></text:p>
      <text:p text:style-name="Text_20_body"><text:span text:style-name="T33">A more permanent solution to set write permissions on Ubuntu is to create the file </text:span><text:span text:style-name="T11">/etc/rules.d/Velleman.rules</text:span><text:span text:style-name="T33">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1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4">plc_'nodename'_'busnumber'_</text:span><text:span text:style-name="T15">'plcname'</text:span><text:span text:style-name="T14">.opt</text:span><text:span text:style-name="T16">,</text:span> e.g. <text:span text:style-name="T8">$pwrp_exe/plc_mynode_0517_</text:span><text:span text:style-name="T12">plc</text:span><text:span text:style-name="T8">.opt </text:span><text:span text:style-name="T13">with the content</text:span></text:p>
      <text:p text:style-name="P14">$pwr_obj/rt_io_user.o -lpwr_rt -lusb-1.0 -lpwr_usbio_dummy <text:span text:style-name="T22">-lpwr_pnak_dummy </text:span><text:soft-page-break/><text:span text:style-name="T47">-lpwr_cifx_dummy -lpwr_nodave_dummy </text:span><text:span text:style-name="T107">-lpwr_epl_dummy</text:span></text:p>
      <text:p text:style-name="P15"/>
      <text:p text:style-name="P8"><draw:frame draw:style-name="fr1" draw:name="graphics29" text:anchor-type="paragraph" svg:x="0.046cm" svg:y="0cm" svg:width="16.007cm" svg:height="16.272cm" draw:z-index="27"><draw:image xlink:href="Pictures/100000000000025D00000267DBB29C45.png" xlink:type="simple" xlink:show="embed" xlink:actuate="onLoad"/></draw:frame>Fig Velleman K8055 configuration</text:p>
      <text:h text:style-name="P70" text:outline-level="2">Arduino Uno</text:h>
      <text:p text:style-name="Text_20_body"><text:span text:style-name="T25">Interface to Arduino USB boards, </text:span><text:span text:style-name="T26">e.g. Uno and Mega2560.</text:span></text:p>
      <text:h text:style-name="Heading_20_3" text:outline-level="3">Initialization of the Arduino board</text:h>
      <text:p text:style-name="Text_20_body"><text:span text:style-name="T26">Install the Arduino environment on you</text:span><text:span text:style-name="T29">r</text:span><text:span text:style-name="T26"> development station. </text:span></text:p>
      <text:p text:style-name="Text_20_body">Connect the Arduino board to the development station and examine the device, normally /dev/ttyACM0 on linux. </text:p>
      <text:p text:style-name="Text_20_body"><text:span text:style-name="T29">Open the</text:span><text:span text:style-name="T26"> sketch </text:span></text:p>
      <text:p text:style-name="P12"><text:span text:style-name="T27">$pwr_inc/</text:span><text:span text:style-name="T26">pwr_arduino_uno.</text:span><text:span text:style-name="T47">ino</text:span><text:span text:style-name="T26"> </text:span></text:p>
      <text:p text:style-name="Text_20_body"><text:span text:style-name="T29">in the Arduino Development Enviro</text:span><text:span text:style-name="T34">n</text:span><text:span text:style-name="T29">ment. S</text:span><text:span text:style-name="T30">elect</text:span><text:span text:style-name="T29"> board type in Tools/Board in the menu, and </text:span><text:span text:style-name="T30">serial port</text:span><text:span text:style-name="T29"> in Tools/Serial Port. Press the </text:span><text:span text:style-name="T30">Upload button.</text:span></text:p>
      <text:p text:style-name="P8"><draw:frame draw:style-name="fr2" draw:name="graphics39" text:anchor-type="paragraph" svg:x="0.032cm" svg:y="0.24cm" svg:width="13.229cm" svg:height="15.875cm" draw:z-index="36"><draw:image xlink:href="Pictures/10000000000001F4000002586DD31C33.png" xlink:type="simple" xlink:show="embed" xlink:actuate="onLoad"/></draw:frame>Fig The Arduino Development Environment</text:p>
      <text:p text:style-name="Text_20_body"><text:soft-page-break/><text:span text:style-name="T26">See </text:span><text:a xlink:type="simple" xlink:href="http://www.arduino.cc/"><text:span text:style-name="T26">www.arduino.cc</text:span></text:a><text:span text:style-name="T26"> for more information.</text:span></text:p>
      <text:h text:style-name="Heading_20_3" text:outline-level="3"><text:span text:style-name="T30">USB port baud rate</text:span><text:span text:style-name="T29"> </text:span></text:h>
      <text:p text:style-name="Text_20_body"><text:span text:style-name="T30">For scan times faster than 50 ms you need to increase the baud rate of the USB port. The default baud rate of 9600 gives a read write cycle of about 45 ms. By increasing the baud rate to 38400 this time is reduced to 7 ms, </text:span><text:span text:style-name="T31">which makes it possible to use scan times down to 10 ms. </text:span></text:p>
      <text:p text:style-name="Text_20_body">To change the baud rate you</text:p>
      <text:list xml:id="list927399996" text:style-name="L4">
        <text:list-item>
          <text:p text:style-name="P60">configure the baud rate in the BaudRate attribute in the Arduino_Uno object.</text:p>
        </text:list-item>
        <text:list-item>
          <text:p text:style-name="P60"><text:span text:style-name="T31">change the baud rate value in the Serial.begin() call in the pwr_arduino_uno sketch and u</text:span><text:span text:style-name="T32">pload the modified sketch to the board.</text:span></text:p>
          <text:p text:style-name="P60"><draw:frame draw:style-name="fr2" draw:name="graphics40" text:anchor-type="paragraph" svg:x="1.259cm" svg:y="0cm" svg:width="13.229cm" svg:height="13.229cm" draw:z-index="37"><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26">rack</text:span> object <text:span text:style-name="T26">Arduino_USB and</text:span> the card object <text:span text:style-name="T26">Arduino_Uno</text:span>.</text:p>
      <text:h text:style-name="Heading_20_3" text:outline-level="3"><text:soft-page-break/>Rack object</text:h>
      <text:h text:style-name="Heading_20_4" text:outline-level="4">Arduino_USB</text:h>
      <text:p text:style-name="Text_20_body">A <text:span text:style-name="T28">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28">Arduino_Uno</text:span> is configured. You can have <text:span text:style-name="T28">several</text:span> cards in one system. State Process and PlcThread <text:span text:style-name="T34">and</text:span><text:span text:style-name="T28"> the device name of the USB port, e.g. /dev/ttyACM0.</text:span></text:p>
      <text:h text:style-name="Heading_20_3" text:outline-level="3">Channels</text:h>
      <text:p text:style-name="P8">Digital channels</text:p>
      <text:p text:style-name="Text_20_body"><text:span text:style-name="T28">Create channel objects under the Arduino_Uno object. For digital channels </text:span><text:span text:style-name="T27">(</text:span><text:span text:style-name="T28">2-13 on Uno and 2-53 on Mega2560</text:span><text:span text:style-name="T27">)</text:span><text:span text:style-name="T28">, create ChanDi for the </text:span><text:span text:style-name="T27">pins</text:span><text:span text:style-name="T28"> you want to use a digital inputs, and ChanDo for the </text:span><text:span text:style-name="T27">pins</text:span><text:span text:style-name="T28"> you want to use as digital outputs. Set </text:span><text:span text:style-name="T27">attribute </text:span><text:span text:style-name="T28">Number to the </text:span><text:span text:style-name="T27">pin</text:span><text:span text:style-name="T28"> number. Connect to suitable signal objects. </text:span><text:span text:style-name="T24">Only the channels that are going to be used ha</text:span><text:span text:style-name="T27">ve</text:span><text:span text:style-name="T24"> to be configured.</text:span></text:p>
      <text:p text:style-name="P8">Ai channels</text:p>
      <text:p text:style-name="Text_20_body"><text:span text:style-name="T28">Create ChanAi objects for the analog input channels </text:span><text:span text:style-name="T27">(</text:span><text:span text:style-name="T24">0-5 on Uno and 0-15 on Mega2560</text:span><text:span text:style-name="T27">)</text:span><text:span text:style-name="T24">. Set Number to the channel number.</text:span></text:p>
      <text:p text:style-name="Text_20_body">The Ai channels has rawvalue range 0 – <text:span text:style-name="T24">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18"/>
      <text:p text:style-name="Text_20_body">For example, to configure ActualValue range to 0 – 100, <text:s/>set SensorSigValRange 0 - 5 and ActValRange 0 – 100.</text:p>
      <text:p text:style-name="P8">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19"/>
      <text:p text:style-name="Text_20_body"/>
      <text:p text:style-name="P8"><draw:frame draw:style-name="fr8" draw:name="graphics36" text:anchor-type="paragraph" svg:width="16.999cm" svg:height="10.971cm" draw:z-index="35"><draw:image xlink:href="Pictures/1000000000000307000001F06D0D15A1.png" xlink:type="simple" xlink:show="embed" xlink:actuate="onLoad"/></draw:frame>Fig Arduino Uno configuration</text:p>
      <text:p text:style-name="P8"/>
      <text:p text:style-name="P8"><draw:frame draw:style-name="fr8" draw:name="graphics38" text:anchor-type="paragraph" svg:width="16.999cm" svg:height="22.139cm" draw:z-index="38"><draw:image xlink:href="Pictures/10000201000002B300000384917DEC48.png" xlink:type="simple" xlink:show="embed" xlink:actuate="onLoad"/></draw:frame><text:soft-page-break/>Fig Arduino Uno channel configuration</text:p>
      <text:h text:style-name="P70" text:outline-level="2">GPIO</text:h>
      <text:p text:style-name="P17">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7">The GPIO implementation in Proview uses the support for GPIO in the Linux kernel. GPIO has to be specified in the kernel setup.</text:p>
      <text:p text:style-name="P17">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8"><draw:frame draw:style-name="fr1" draw:name="graphics32" text:anchor-type="paragraph" svg:x="0.011cm" svg:y="0.418cm" svg:width="15.316cm" svg:height="13.564cm" draw:z-index="30"><draw:image xlink:href="Pictures/100002010000025B000002168CAFBCC6.png" xlink:type="simple" xlink:show="embed" xlink:actuate="onLoad"/></draw:frame>Fig GPIO configuration</text:p>
      <text:h text:style-name="P67" text:outline-level="2"/>
      <text:h text:style-name="P70" text:outline-level="2">OneWire</text:h>
      <text:p text:style-name="P17">1-Wire is a serial bus system with low speed data transfer. </text:p>
      <text:p text:style-name="P17">The rack level is configured with a OneWire object, and below this, the card objects for components attached to the 1-Wire circuit. </text:p>
      <text:p text:style-name="P17">The 1-Wire implementation in Proview uses the support for 1-Wire in the Linux kernel. 1-Wire has to be specified in the kernel setup.</text:p>
      <text:p text:style-name="P17">1-Wire devices has an identity that has to be stated in the Address attribute of the card object. The identity should be stated in decimal form. To retrieve the identity, attach the sensor to the bus, and list the directory /sys/bus/w1/w1 bus master.</text:p>
      <text:p text:style-name="P13">&gt; ls /sys/bus/w1/w1\ bus\ master</text:p>
      <text:p text:style-name="P13">28-0000028fa89c</text:p>
      <text:p text:style-name="P17">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5">A search string is stated in ValueSearchString to indicate where in the file the sensor value is located. When reading the value, the </text:span><text:span text:style-name="T36">search </text:span><text:span text:style-name="T35">string is searched for, and and the value is expected to be found after the search string. If the search string is empty, the value will be read from the beginning of the file. </text:span></text:p>
      <text:p text:style-name="Text_20_body"><text:span text:style-name="T35">The object contains an Ai channel, </text:span><text:span text:style-name="T36">that</text:span><text:span text:style-name="T35">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8"><draw:frame draw:style-name="fr1" draw:name="graphics33" text:anchor-type="paragraph" svg:x="0.074cm" svg:y="0cm" svg:width="16.434cm" svg:height="16.561cm" draw:z-index="31"><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text:span text:style-name="T47">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47">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47">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555683591" text:style-name="L5">
        <text:list-item>
          <text:p text:style-name="P61">creates a context.</text:p>
        </text:list-item>
        <text:list-item>
          <text:p text:style-name="P61">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61">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61">for every I/O objects that is inserted, the methods are identified, and pointers to the methodsfunctions are fetched. Also pointers to the object and the objects name, is inserted in the data structure.</text:p>
        </text:list-item>
        <text:list-item>
          <text:p text:style-name="P61">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8"><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49">i<text:span text:style-name="T17">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8">Data structure for an agent</text:p>
      <text:p text:style-name="Code">t<text:span text:style-name="T9">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8">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8">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8">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s. If the channels are put as a vector or as individual attributes, depend on the how the reference in the plc documents should look. With an array you get an index starting from zero, with individual objec<text:span text:style-name="T47">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8"><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8"><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8"><draw:frame draw:style-name="fr9"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8"><draw:frame draw:style-name="fr9"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8"><draw:frame draw:style-name="fr9" draw:name="graphics3" text:anchor-type="paragraph" svg:width="11.959cm" svg:height="5.556cm" draw:z-index="2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8"><draw:frame draw:style-name="fr10"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778274886" text:style-name="L6">
        <text:list-item>
          <text:p text:style-name="P62">Init-method is called at initialization of the I/O handling, i.e. at start up of the runtime environment and at soft restart.</text:p>
        </text:list-item>
        <text:list-item>
          <text:p text:style-name="P62">Close-method is called when the I/O handling is terminated, i.e. when the runtime environment is stopped or at a soft restart. </text:p>
        </text:list-item>
        <text:list-item>
          <text:p text:style-name="P62">Read-method is called cyclic when its time to read the input cards.</text:p>
        </text:list-item>
        <text:list-item>
          <text:p text:style-name="P62">Write-method is called cyclic when its time to put out values to the output cards.</text:p>
        </text:list-item>
        <text:list-item>
          <text:p text:style-name="P62">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50"/>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0">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_</text:span><text:span text:style-name="T12">'plcname'</text:span><text:span text:style-name="T8">.opt</text:span>, e.g. <text:span text:style-name="T8">plc_mynode_0517_</text:span><text:span text:style-name="T12">plc</text:span><text:span text:style-name="T8">.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P51">$pwr_obj/rt_io_user.o -lpwrp <text:span text:style-name="T22">-lpwr_rt -lpwr_usbio_dummy -lpwr_usb_dummy -lpwr_pnak_dummy </text:span><text:span text:style-name="T47">-lpwr_cifx_dummy -lpwr_nodave_dummy </text:span><text:span text:style-name="T107">-lpwr_epl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47">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47">d</text:span>ministrator with</text:p>
      <text:p text:style-name="P12">&gt; pwra</text:p>
      <text:p text:style-name="Text_20_body">and opens the GlobalVolumeList by activating <text:span text:style-name="T5">File/Open/GlobalVolumeList </text:span><text:span text:style-name="T3">in the menu. We enter </text:span><text:soft-page-break/><text:span text:style-name="T3">edit mode and create a VolumeReg object with the name </text:span><text:span text:style-name="T5">CVolMerk1</text:span><text:span text:style-name="T3">. The volume identity for user </text:span><text:span text:style-name="T3">class volumes should chosen in the interval 0.0.2-249.1-254 and we choose 0.0.99.20 as the identity for our class volume. In the attribute Project the name of our project is stated, </text:span><text:span text:style-name="T5">mars2</text:span><text:span text:style-name="T3">.</text:span></text:p>
      <text:p text:style-name="P8"><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2">&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8"><draw:frame draw:style-name="fr6" draw:name="graphics13" text:anchor-type="paragraph" svg:width="16.986cm" svg:height="10.345cm" draw:z-index="22"><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47">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8"><draw:frame draw:style-name="fr8"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8"><draw:frame draw:style-name="fr8"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8"><draw:frame draw:style-name="fr8"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8"><draw:frame draw:style-name="fr8"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16.999cm" svg:height="12.545cm" draw:z-index="17"><draw:image xlink:href="Pictures/10000000000002B3000001FEC2429221.gif" xlink:type="simple" xlink:show="embed" xlink:actuate="onLoad"/></draw:frame><text:soft-page-break/></text:p>
      <text:p text:style-name="P8">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8"><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8"><draw:frame draw:style-name="fr8"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47">e</text:span>red in the c-code, i.e. “MotionControl_USBIO-IoCardInit”, etc. </text:p>
      <text:p text:style-name="P8"><draw:frame draw:style-name="fr8" draw:name="graphics21" text:anchor-type="paragraph" svg:width="16.999cm" svg:height="12.174cm" draw:z-index="5"><draw:image xlink:href="Pictures/10000000000002D600000208A3D68DD9.gif" xlink:type="simple" xlink:show="embed" xlink:actuate="onLoad"/></draw:frame><text:soft-page-break/>Fig I/O method configuration</text:p>
      <text:p text:style-name="P8"/>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8">usbio.ko </text:span>as root</text:p>
      <text:p text:style-name="P12">&gt; insmod usbio.ko</text:p>
      <text:p text:style-name="Text_20_body">Allow all users to read and write to the driver</text:p>
      <text:p text:style-name="P12">&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8">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8"><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47">e</text:span>red. This is done by creating the file <text:span text:style-name="T8">$pwrp_src/rt_io_user.c</text:span>. You use the macros pwr_BindIoUserMethods and pwr_BindIoUserClass for each class that contains methods.</text:p>
      <text:p text:style-name="P8">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8">pwrp_src/makefile</text:span>. This will compile <text:span text:style-name="T8">ra_io_m_motioncontro_usbio.c</text:span> and <text:span text:style-name="T8">rt_io_user.c</text:span>, and place the object modules on the directory $pwrp_obj.</text:p>
      <text:p text:style-name="P8">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8">libusbio.a</text:span>. The name <text:span text:style-name="T47">of</text:span> the link file contains node name and bus number.</text:p>
      <text:p text:style-name="P8">plc_mars2_0507_<text:span text:style-name="T107">plc</text:span>.opt</text:p>
      <text:p text:style-name="Code">$pwrp_obj/rt_io_user.o $pwrp_obj/ra_io_m_motioncontrol_usbio.o <text:span text:style-name="T23">-lpwr_rt \</text:span></text:p>
      <text:p text:style-name="Code"><text:s/>-lusbio <text:span text:style-name="T22">-lpwr_usb_dummy -lpwr_pnak_dummy </text:span><text:span text:style-name="T47">-lpwr_cifx_dummy -lpwr_nodave_dumm</text:span><text:span text:style-name="T107">y \</text:span></text:p>
      <text:p text:style-name="Text_20_body"><text:span text:style-name="T107"><text:s text:c="2"/>-</text:span><text:span text:style-name="T109">lpwr_epl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2">&gt; pwrs volmerk1</text:p>
      <text:p text:style-name="Text_20_body">In the palette to the left, under the map AllClasses we find the class vol<text:span text:style-name="T47">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object, we have to create channel objects for the channels that we are going to use, below the card object. See the result in <text:span text:style-name="T5">Fig The Nodehierarchy</text:span>.</text:p>
      <text:p text:style-name="Text_20_body"/>
      <text:p text:style-name="P8"><draw:frame draw:style-name="fr1" draw:name="graphics22" text:anchor-type="paragraph" svg:x="0cm" svg:y="0.48cm" svg:width="16.999cm" svg:height="17.872cm" draw:z-index="43"><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8" draw:name="graphics23" text:anchor-type="paragraph" svg:width="16.999cm" svg:height="14.42cm" draw:z-index="9"><draw:image xlink:href="Pictures/100000000000028D0000022A29636F70.gif" xlink:type="simple" xlink:show="embed" xlink:actuate="onLoad"/></draw:frame><text:soft-page-break/></text:p>
      <text:p text:style-name="P8">Fig Ai channel</text:p>
      <text:p text:style-name="Text_20_body">When reading the Ao channels, you receive the signal value 0-5 V, and a configuration for ActualValue range 0-100 can be seen in <text:span text:style-name="T5">Fig Ao channel</text:span>.</text:p>
      <text:p text:style-name="P8"><draw:frame draw:style-name="fr8"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4-02-04T09:58:27</dc:date>
    <dc:language>en-US</dc:language>
    <meta:editing-cycles>205</meta:editing-cycles>
    <meta:editing-duration>PT307H27M21S</meta:editing-duration>
    <meta:document-statistic meta:table-count="14" meta:image-count="56" meta:object-count="0" meta:page-count="107" meta:paragraph-count="1927" meta:word-count="18658" meta:character-count="120135"/>
    <meta:user-defined meta:name="Info 1"/>
    <meta:user-defined meta:name="Info 2"/>
    <meta:user-defined meta:name="Info 3"/>
    <meta:user-defined meta:name="Info 4"/>
  </office:meta>
</office:document-meta>
</file>